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uniprot</text:p>
          </table:table-cell>
          <table:table-cell table:style-name="Default" office:value-type="string" calcext:value-type="string">
            <text:p>percent_disorde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num_segments&gt;1</text:p>
          </table:table-cell>
          <table:table-cell table:style-name="Default" office:value-type="string" calcext:value-type="string">
            <text:p>num_segments&gt;30</text:p>
          </table:table-cell>
          <table:table-cell table:style-name="Default" office:value-type="string" calcext:value-type="string">
            <text:p>num_segments&gt;5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0622.fasta_espritz.html" xlink:type="simple">spP30622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438" calcext:value-type="float">
            <text:p>14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22J3.fasta_espritz.html" xlink:type="simple">spQ922J3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B97.fasta_espritz.html" xlink:type="simple">spQ96B97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5336.fasta_espritz.html" xlink:type="simple">spP15336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2527.fasta_espritz.html" xlink:type="simple">spP32527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33" calcext:value-type="float">
            <text:p>4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4992.fasta_espritz.html" xlink:type="simple">spO94992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4745.fasta_espritz.html" xlink:type="simple">spO14745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7676.fasta_espritz.html" xlink:type="simple">spP17676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6108.fasta_espritz.html" xlink:type="simple">spP46108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4010.fasta_espritz.html" xlink:type="simple">spQ64010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9687.fasta_espritz.html" xlink:type="simple">spP39687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BY43.fasta_espritz.html" xlink:type="simple">spQ9BY43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9429.fasta_espritz.html" xlink:type="simple">spP09429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FZ7.fasta_espritz.html" xlink:type="simple">spQ96FZ7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NQJ3.fasta_espritz.html" xlink:type="simple">spQ8NQJ3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3E7.fasta_espritz.html" xlink:type="simple">spQ9Y3E7</text:a></text:p>
          </table:table-cell>
          <table:table-cell office:value-type="float" office:value="98.19" calcext:value-type="float">
            <text:p>98.19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R550.fasta_espritz.html" xlink:type="simple">spQ8R550</text:a></text:p>
          </table:table-cell>
          <table:table-cell office:value-type="float" office:value="93.79" calcext:value-type="float">
            <text:p>93.79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9374.fasta_espritz.html" xlink:type="simple">spP29374</text:a></text:p>
          </table:table-cell>
          <table:table-cell office:value-type="float" office:value="90.61" calcext:value-type="float">
            <text:p>90.61</text:p>
          </table:table-cell>
          <table:table-cell office:value-type="float" office:value="1257" calcext:value-type="float">
            <text:p>12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BY11.fasta_espritz.html" xlink:type="simple">spQ9BY11</text:a></text:p>
          </table:table-cell>
          <table:table-cell office:value-type="float" office:value="87.38" calcext:value-type="float">
            <text:p>87.38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BYW2.fasta_espritz.html" xlink:type="simple">spQ9BYW2</text:a></text:p>
          </table:table-cell>
          <table:table-cell office:value-type="float" office:value="87.05" calcext:value-type="float">
            <text:p>87.05</text:p>
          </table:table-cell>
          <table:table-cell office:value-type="float" office:value="2564" calcext:value-type="float">
            <text:p>256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4929.fasta_espritz.html" xlink:type="simple">spQ04929</text:a></text:p>
          </table:table-cell>
          <table:table-cell office:value-type="float" office:value="85.9" calcext:value-type="float">
            <text:p>85.9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7Z434.fasta_espritz.html" xlink:type="simple">spQ7Z434</text:a></text:p>
          </table:table-cell>
          <table:table-cell office:value-type="float" office:value="85.37" calcext:value-type="float">
            <text:p>85.37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3S1.fasta_espritz.html" xlink:type="simple">spQ9Y3S1</text:a></text:p>
          </table:table-cell>
          <table:table-cell office:value-type="float" office:value="83.54" calcext:value-type="float">
            <text:p>83.54</text:p>
          </table:table-cell>
          <table:table-cell office:value-type="float" office:value="2297" calcext:value-type="float">
            <text:p>2297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9419.fasta_espritz.html" xlink:type="simple">spP19419</text:a></text:p>
          </table:table-cell>
          <table:table-cell office:value-type="float" office:value="82" calcext:value-type="float">
            <text:p>82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625.fasta_espritz.html" xlink:type="simple">spQ13625</text:a></text:p>
          </table:table-cell>
          <table:table-cell office:value-type="float" office:value="80.76" calcext:value-type="float">
            <text:p>80.76</text:p>
          </table:table-cell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2768.fasta_espritz.html" xlink:type="simple">spP42768</text:a></text:p>
          </table:table-cell>
          <table:table-cell office:value-type="float" office:value="80.07" calcext:value-type="float">
            <text:p>80.07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QB8.fasta_espritz.html" xlink:type="simple">spQ9UQB8</text:a></text:p>
          </table:table-cell>
          <table:table-cell office:value-type="float" office:value="79.52" calcext:value-type="float">
            <text:p>79.52</text:p>
          </table:table-cell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8050.fasta_espritz.html" xlink:type="simple">spQ08050</text:a></text:p>
          </table:table-cell>
          <table:table-cell office:value-type="float" office:value="79.16" calcext:value-type="float">
            <text:p>79.16</text:p>
          </table:table-cell>
          <table:table-cell office:value-type="float" office:value="763" calcext:value-type="float">
            <text:p>76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3154.fasta_espritz.html" xlink:type="simple">spO13154</text:a></text:p>
          </table:table-cell>
          <table:table-cell office:value-type="float" office:value="78.34" calcext:value-type="float">
            <text:p>78.34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7582.fasta_espritz.html" xlink:type="simple">spP37582</text:a></text:p>
          </table:table-cell>
          <table:table-cell office:value-type="float" office:value="77.03" calcext:value-type="float">
            <text:p>77.0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J92.fasta_espritz.html" xlink:type="simple">spQ96J92</text:a></text:p>
          </table:table-cell>
          <table:table-cell office:value-type="float" office:value="75.78" calcext:value-type="float">
            <text:p>75.78</text:p>
          </table:table-cell>
          <table:table-cell office:value-type="float" office:value="1243" calcext:value-type="float">
            <text:p>124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WYQ5.fasta_espritz.html" xlink:type="simple">spQ8WYQ5</text:a></text:p>
          </table:table-cell>
          <table:table-cell office:value-type="float" office:value="75.67" calcext:value-type="float">
            <text:p>75.67</text:p>
          </table:table-cell>
          <table:table-cell office:value-type="float" office:value="773" calcext:value-type="float">
            <text:p>77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8324.fasta_espritz.html" xlink:type="simple">spP28324</text:a></text:p>
          </table:table-cell>
          <table:table-cell office:value-type="float" office:value="74.24" calcext:value-type="float">
            <text:p>74.24</text:p>
          </table:table-cell>
          <table:table-cell office:value-type="float" office:value="431" calcext:value-type="float">
            <text:p>4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1644.fasta_espritz.html" xlink:type="simple">spQ61644</text:a></text:p>
          </table:table-cell>
          <table:table-cell office:value-type="float" office:value="73.24" calcext:value-type="float">
            <text:p>73.24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7ZUW7.fasta_espritz.html" xlink:type="simple">spQ7ZUW7</text:a></text:p>
          </table:table-cell>
          <table:table-cell office:value-type="float" office:value="73.18" calcext:value-type="float">
            <text:p>73.18</text:p>
          </table:table-cell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4A3.fasta_espritz.html" xlink:type="simple">spQ9H4A3</text:a></text:p>
          </table:table-cell>
          <table:table-cell office:value-type="float" office:value="72.54" calcext:value-type="float">
            <text:p>72.54</text:p>
          </table:table-cell>
          <table:table-cell office:value-type="float" office:value="2382" calcext:value-type="float">
            <text:p>23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JIH7.fasta_espritz.html" xlink:type="simple">spQ9JIH7</text:a></text:p>
          </table:table-cell>
          <table:table-cell office:value-type="float" office:value="68.25" calcext:value-type="float">
            <text:p>68.25</text:p>
          </table:table-cell>
          <table:table-cell office:value-type="float" office:value="2126" calcext:value-type="float">
            <text:p>2126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4637.fasta_espritz.html" xlink:type="simple">spQ04637</text:a></text:p>
          </table:table-cell>
          <table:table-cell office:value-type="float" office:value="67.85" calcext:value-type="float">
            <text:p>67.85</text:p>
          </table:table-cell>
          <table:table-cell office:value-type="float" office:value="1599" calcext:value-type="float">
            <text:p>15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5085.fasta_espritz.html" xlink:type="simple">spO15085</text:a></text:p>
          </table:table-cell>
          <table:table-cell office:value-type="float" office:value="67.8" calcext:value-type="float">
            <text:p>67.8</text:p>
          </table:table-cell>
          <table:table-cell office:value-type="float" office:value="1522" calcext:value-type="float">
            <text:p>152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QB1.fasta_espritz.html" xlink:type="simple">spQ96QB1</text:a></text:p>
          </table:table-cell>
          <table:table-cell office:value-type="float" office:value="66.62" calcext:value-type="float">
            <text:p>66.62</text:p>
          </table:table-cell>
          <table:table-cell office:value-type="float" office:value="1528" calcext:value-type="float">
            <text:p>15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60563.fasta_espritz.html" xlink:type="simple">spO60563</text:a></text:p>
          </table:table-cell>
          <table:table-cell office:value-type="float" office:value="65.28" calcext:value-type="float">
            <text:p>65.28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XT26.fasta_espritz.html" xlink:type="simple">spQ9XT26</text:a></text:p>
          </table:table-cell>
          <table:table-cell office:value-type="float" office:value="65.06" calcext:value-type="float">
            <text:p>65.06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43432.fasta_espritz.html" xlink:type="simple">spO43432</text:a></text:p>
          </table:table-cell>
          <table:table-cell office:value-type="float" office:value="64.85" calcext:value-type="float">
            <text:p>64.85</text:p>
          </table:table-cell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QF2.fasta_espritz.html" xlink:type="simple">spQ9UQF2</text:a></text:p>
          </table:table-cell>
          <table:table-cell office:value-type="float" office:value="64.27" calcext:value-type="float">
            <text:p>64.27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4206.fasta_espritz.html" xlink:type="simple">spQ04206</text:a></text:p>
          </table:table-cell>
          <table:table-cell office:value-type="float" office:value="62.61" calcext:value-type="float">
            <text:p>62.61</text:p>
          </table:table-cell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3268.fasta_espritz.html" xlink:type="simple">spP43268</text:a></text:p>
          </table:table-cell>
          <table:table-cell office:value-type="float" office:value="62.6" calcext:value-type="float">
            <text:p>62.6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TE49.fasta_espritz.html" xlink:type="simple">spQ8TE49</text:a></text:p>
          </table:table-cell>
          <table:table-cell office:value-type="float" office:value="62.09" calcext:value-type="float">
            <text:p>62.09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77994.fasta_espritz.html" xlink:type="simple">spP77994</text:a></text:p>
          </table:table-cell>
          <table:table-cell office:value-type="float" office:value="61.9" calcext:value-type="float">
            <text:p>61.9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7Z5R6.fasta_espritz.html" xlink:type="simple">spQ7Z5R6</text:a></text:p>
          </table:table-cell>
          <table:table-cell office:value-type="float" office:value="61.71" calcext:value-type="float">
            <text:p>61.71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2868.fasta_espritz.html" xlink:type="simple">spQ62868</text:a></text:p>
          </table:table-cell>
          <table:table-cell office:value-type="float" office:value="61.52" calcext:value-type="float">
            <text:p>61.52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2410.fasta_espritz.html" xlink:type="simple">spQ02410</text:a></text:p>
          </table:table-cell>
          <table:table-cell office:value-type="float" office:value="61.29" calcext:value-type="float">
            <text:p>61.29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3468.fasta_espritz.html" xlink:type="simple">spQ03468</text:a></text:p>
          </table:table-cell>
          <table:table-cell office:value-type="float" office:value="61.21" calcext:value-type="float">
            <text:p>61.21</text:p>
          </table:table-cell>
          <table:table-cell office:value-type="float" office:value="1493" calcext:value-type="float">
            <text:p>149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20.fasta_espritz.html" xlink:type="simple">spP00520</text:a></text:p>
          </table:table-cell>
          <table:table-cell office:value-type="float" office:value="60.9" calcext:value-type="float">
            <text:p>60.9</text:p>
          </table:table-cell>
          <table:table-cell office:value-type="float" office:value="1123" calcext:value-type="float">
            <text:p>112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BYP7.fasta_espritz.html" xlink:type="simple">spQ9BYP7</text:a></text:p>
          </table:table-cell>
          <table:table-cell office:value-type="float" office:value="60.22" calcext:value-type="float">
            <text:p>60.22</text:p>
          </table:table-cell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19.fasta_espritz.html" xlink:type="simple">spP00519</text:a></text:p>
          </table:table-cell>
          <table:table-cell office:value-type="float" office:value="60.17" calcext:value-type="float">
            <text:p>60.17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TEH3.fasta_espritz.html" xlink:type="simple">spQ8TEH3</text:a></text:p>
          </table:table-cell>
          <table:table-cell office:value-type="float" office:value="60.05" calcext:value-type="float">
            <text:p>60.05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GQQ9.fasta_espritz.html" xlink:type="simple">spQ6GQQ9</text:a></text:p>
          </table:table-cell>
          <table:table-cell office:value-type="float" office:value="59.78" calcext:value-type="float">
            <text:p>59.78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NBR6.fasta_espritz.html" xlink:type="simple">spQ8NBR6</text:a></text:p>
          </table:table-cell>
          <table:table-cell office:value-type="float" office:value="59.58" calcext:value-type="float">
            <text:p>59.58</text:p>
          </table:table-cell>
          <table:table-cell office:value-type="float" office:value="621" calcext:value-type="float">
            <text:p>62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5957.fasta_espritz.html" xlink:type="simple">spP55957</text:a></text:p>
          </table:table-cell>
          <table:table-cell office:value-type="float" office:value="59.48" calcext:value-type="float">
            <text:p>59.48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4770.fasta_espritz.html" xlink:type="simple">spO14770</text:a></text:p>
          </table:table-cell>
          <table:table-cell office:value-type="float" office:value="59.11" calcext:value-type="float">
            <text:p>59.11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78545.fasta_espritz.html" xlink:type="simple">spP78545</text:a></text:p>
          </table:table-cell>
          <table:table-cell office:value-type="float" office:value="58.76" calcext:value-type="float">
            <text:p>58.76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WVE8.fasta_espritz.html" xlink:type="simple">spQ9WVE8</text:a></text:p>
          </table:table-cell>
          <table:table-cell office:value-type="float" office:value="58.64" calcext:value-type="float">
            <text:p>58.64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6013.fasta_espritz.html" xlink:type="simple">spO96013</text:a></text:p>
          </table:table-cell>
          <table:table-cell office:value-type="float" office:value="57.86" calcext:value-type="float">
            <text:p>57.86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4303.fasta_espritz.html" xlink:type="simple">spQ64303</text:a></text:p>
          </table:table-cell>
          <table:table-cell office:value-type="float" office:value="56.87" calcext:value-type="float">
            <text:p>56.87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5239.fasta_espritz.html" xlink:type="simple">spO95239</text:a></text:p>
          </table:table-cell>
          <table:table-cell office:value-type="float" office:value="56.33" calcext:value-type="float">
            <text:p>56.33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4637.fasta_espritz.html" xlink:type="simple">spP04637</text:a></text:p>
          </table:table-cell>
          <table:table-cell office:value-type="float" office:value="56.23" calcext:value-type="float">
            <text:p>56.23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2681.fasta_espritz.html" xlink:type="simple">spP22681</text:a></text:p>
          </table:table-cell>
          <table:table-cell office:value-type="float" office:value="55.96" calcext:value-type="float">
            <text:p>55.96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6584.fasta_espritz.html" xlink:type="simple">spQ16584</text:a></text:p>
          </table:table-cell>
          <table:table-cell office:value-type="float" office:value="55.96" calcext:value-type="float">
            <text:p>55.96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NF0.fasta_espritz.html" xlink:type="simple">spQ9UNF0</text:a></text:p>
          </table:table-cell>
          <table:table-cell office:value-type="float" office:value="55.96" calcext:value-type="float">
            <text:p>55.96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ZN5.fasta_espritz.html" xlink:type="simple">spQ9NZN5</text:a></text:p>
          </table:table-cell>
          <table:table-cell office:value-type="float" office:value="55.89" calcext:value-type="float">
            <text:p>55.89</text:p>
          </table:table-cell>
          <table:table-cell office:value-type="float" office:value="1544" calcext:value-type="float">
            <text:p>154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QU5.fasta_espritz.html" xlink:type="simple">spQ9NQU5</text:a></text:p>
          </table:table-cell>
          <table:table-cell office:value-type="float" office:value="55.65" calcext:value-type="float">
            <text:p>55.65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P286.fasta_espritz.html" xlink:type="simple">spQ9P286</text:a></text:p>
          </table:table-cell>
          <table:table-cell office:value-type="float" office:value="55.49" calcext:value-type="float">
            <text:p>55.49</text:p>
          </table:table-cell>
          <table:table-cell office:value-type="float" office:value="719" calcext:value-type="float">
            <text:p>7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6263.fasta_espritz.html" xlink:type="simple">spQ06263</text:a></text:p>
          </table:table-cell>
          <table:table-cell office:value-type="float" office:value="55.45" calcext:value-type="float">
            <text:p>55.45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1036.fasta_espritz.html" xlink:type="simple">spQ61036</text:a></text:p>
          </table:table-cell>
          <table:table-cell office:value-type="float" office:value="55.27" calcext:value-type="float">
            <text:p>55.27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EZJ8.fasta_espritz.html" xlink:type="simple">spQ9EZJ8</text:a></text:p>
          </table:table-cell>
          <table:table-cell office:value-type="float" office:value="55.25" calcext:value-type="float">
            <text:p>55.25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A0J0.fasta_espritz.html" xlink:type="simple">spP0A0J0</text:a></text:p>
          </table:table-cell>
          <table:table-cell office:value-type="float" office:value="55.16" calcext:value-type="float">
            <text:p>55.16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6401.fasta_espritz.html" xlink:type="simple">spP06401</text:a></text:p>
          </table:table-cell>
          <table:table-cell office:value-type="float" office:value="55.09" calcext:value-type="float">
            <text:p>55.09</text:p>
          </table:table-cell>
          <table:table-cell office:value-type="float" office:value="933" calcext:value-type="float">
            <text:p>9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0818.fasta_espritz.html" xlink:type="simple">spP40818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118" calcext:value-type="float">
            <text:p>111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7912.fasta_espritz.html" xlink:type="simple">spQ07912</text:a></text:p>
          </table:table-cell>
          <table:table-cell office:value-type="float" office:value="54.04" calcext:value-type="float">
            <text:p>54.04</text:p>
          </table:table-cell>
          <table:table-cell office:value-type="float" office:value="1038" calcext:value-type="float">
            <text:p>10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153.fasta_espritz.html" xlink:type="simple">spQ13153</text:a></text:p>
          </table:table-cell>
          <table:table-cell office:value-type="float" office:value="53.76" calcext:value-type="float">
            <text:p>53.76</text:p>
          </table:table-cell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5465.fasta_espritz.html" xlink:type="simple">spP35465</text:a></text:p>
          </table:table-cell>
          <table:table-cell office:value-type="float" office:value="53.67" calcext:value-type="float">
            <text:p>53.67</text:p>
          </table:table-cell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24564.fasta_espritz.html" xlink:type="simple">spQ24564</text:a></text:p>
          </table:table-cell>
          <table:table-cell office:value-type="float" office:value="53.54" calcext:value-type="float">
            <text:p>53.54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1832.fasta_espritz.html" xlink:type="simple">spP41832</text:a></text:p>
          </table:table-cell>
          <table:table-cell office:value-type="float" office:value="53.4" calcext:value-type="float">
            <text:p>53.4</text:p>
          </table:table-cell>
          <table:table-cell office:value-type="float" office:value="1953" calcext:value-type="float">
            <text:p>19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5553.fasta_espritz.html" xlink:type="simple">spO15553</text:a></text:p>
          </table:table-cell>
          <table:table-cell office:value-type="float" office:value="53.39" calcext:value-type="float">
            <text:p>53.39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177.fasta_espritz.html" xlink:type="simple">spQ13177</text:a></text:p>
          </table:table-cell>
          <table:table-cell office:value-type="float" office:value="52.48" calcext:value-type="float">
            <text:p>52.48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2985.fasta_espritz.html" xlink:type="simple">spQ92985</text:a></text:p>
          </table:table-cell>
          <table:table-cell office:value-type="float" office:value="52.28" calcext:value-type="float">
            <text:p>52.28</text:p>
          </table:table-cell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5151.fasta_espritz.html" xlink:type="simple">spO15151</text:a></text:p>
          </table:table-cell>
          <table:table-cell office:value-type="float" office:value="51.22" calcext:value-type="float">
            <text:p>51.22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BZ95.fasta_espritz.html" xlink:type="simple">spQ9BZ95</text:a></text:p>
          </table:table-cell>
          <table:table-cell office:value-type="float" office:value="51.21" calcext:value-type="float">
            <text:p>51.21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4623.fasta_espritz.html" xlink:type="simple">spP54623</text:a></text:p>
          </table:table-cell>
          <table:table-cell office:value-type="float" office:value="49.54" calcext:value-type="float">
            <text:p>49.54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188.fasta_espritz.html" xlink:type="simple">spQ13188</text:a></text:p>
          </table:table-cell>
          <table:table-cell office:value-type="float" office:value="49.28" calcext:value-type="float">
            <text:p>49.28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8808.fasta_espritz.html" xlink:type="simple">spO08808</text:a></text:p>
          </table:table-cell>
          <table:table-cell office:value-type="float" office:value="49.08" calcext:value-type="float">
            <text:p>49.08</text:p>
          </table:table-cell>
          <table:table-cell office:value-type="float" office:value="1255" calcext:value-type="float">
            <text:p>125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4653.fasta_espritz.html" xlink:type="simple">spQ14653</text:a></text:p>
          </table:table-cell>
          <table:table-cell office:value-type="float" office:value="48.94" calcext:value-type="float">
            <text:p>48.94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6041.fasta_espritz.html" xlink:type="simple">spP26041</text:a></text:p>
          </table:table-cell>
          <table:table-cell office:value-type="float" office:value="48.52" calcext:value-type="float">
            <text:p>48.52</text:p>
          </table:table-cell>
          <table:table-cell office:value-type="float" office:value="577" calcext:value-type="float">
            <text:p>5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043.fasta_espritz.html" xlink:type="simple">spQ13043</text:a></text:p>
          </table:table-cell>
          <table:table-cell office:value-type="float" office:value="48.45" calcext:value-type="float">
            <text:p>48.45</text:p>
          </table:table-cell>
          <table:table-cell office:value-type="float" office:value="487" calcext:value-type="float">
            <text:p>48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6038.fasta_espritz.html" xlink:type="simple">spP26038</text:a></text:p>
          </table:table-cell>
          <table:table-cell office:value-type="float" office:value="48.35" calcext:value-type="float">
            <text:p>48.35</text:p>
          </table:table-cell>
          <table:table-cell office:value-type="float" office:value="577" calcext:value-type="float">
            <text:p>5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DR7.fasta_espritz.html" xlink:type="simple">spQ96DR7</text:a></text:p>
          </table:table-cell>
          <table:table-cell office:value-type="float" office:value="48.1" calcext:value-type="float">
            <text:p>48.1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7313.fasta_espritz.html" xlink:type="simple">spP07313</text:a></text:p>
          </table:table-cell>
          <table:table-cell office:value-type="float" office:value="46.38" calcext:value-type="float">
            <text:p>46.38</text:p>
          </table:table-cell>
          <table:table-cell office:value-type="float" office:value="608" calcext:value-type="float">
            <text:p>6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1799.fasta_espritz.html" xlink:type="simple">spP11799</text:a></text:p>
          </table:table-cell>
          <table:table-cell office:value-type="float" office:value="46.01" calcext:value-type="float">
            <text:p>46.01</text:p>
          </table:table-cell>
          <table:table-cell office:value-type="float" office:value="1906" calcext:value-type="float">
            <text:p>190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0226.fasta_espritz.html" xlink:type="simple">spP20226</text:a></text:p>
          </table:table-cell>
          <table:table-cell office:value-type="float" office:value="45.72" calcext:value-type="float">
            <text:p>45.72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SN8.fasta_espritz.html" xlink:type="simple">spQ96SN8</text:a></text:p>
          </table:table-cell>
          <table:table-cell office:value-type="float" office:value="45.48" calcext:value-type="float">
            <text:p>45.48</text:p>
          </table:table-cell>
          <table:table-cell office:value-type="float" office:value="1893" calcext:value-type="float">
            <text:p>189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1R3.fasta_espritz.html" xlink:type="simple">spQ9H1R3</text:a></text:p>
          </table:table-cell>
          <table:table-cell office:value-type="float" office:value="44.96" calcext:value-type="float">
            <text:p>44.96</text:p>
          </table:table-cell>
          <table:table-cell office:value-type="float" office:value="596" calcext:value-type="float">
            <text:p>5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9472.fasta_espritz.html" xlink:type="simple">spQ09472</text:a></text:p>
          </table:table-cell>
          <table:table-cell office:value-type="float" office:value="44.53" calcext:value-type="float">
            <text:p>44.53</text:p>
          </table:table-cell>
          <table:table-cell office:value-type="float" office:value="2414" calcext:value-type="float">
            <text:p>24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6VW2.fasta_espritz.html" xlink:type="simple">spQ86VW2</text:a></text:p>
          </table:table-cell>
          <table:table-cell office:value-type="float" office:value="44.31" calcext:value-type="float">
            <text:p>44.31</text:p>
          </table:table-cell>
          <table:table-cell office:value-type="float" office:value="580" calcext:value-type="float">
            <text:p>58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1970.fasta_espritz.html" xlink:type="simple">spQ01970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JY5.fasta_espritz.html" xlink:type="simple">spQ9UJY5</text:a></text:p>
          </table:table-cell>
          <table:table-cell office:value-type="float" office:value="43.81" calcext:value-type="float">
            <text:p>43.81</text:p>
          </table:table-cell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5466.fasta_espritz.html" xlink:type="simple">spO95466</text:a></text:p>
          </table:table-cell>
          <table:table-cell office:value-type="float" office:value="43.45" calcext:value-type="float">
            <text:p>43.45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LH1.fasta_espritz.html" xlink:type="simple">spQ9ULH1</text:a></text:p>
          </table:table-cell>
          <table:table-cell office:value-type="float" office:value="43.4" calcext:value-type="float">
            <text:p>43.4</text:p>
          </table:table-cell>
          <table:table-cell office:value-type="float" office:value="1129" calcext:value-type="float">
            <text:p>112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7343.fasta_espritz.html" xlink:type="simple">spQ07343</text:a></text:p>
          </table:table-cell>
          <table:table-cell office:value-type="float" office:value="43.34" calcext:value-type="float">
            <text:p>43.34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FI4.fasta_espritz.html" xlink:type="simple">spQ96FI4</text:a></text:p>
          </table:table-cell>
          <table:table-cell office:value-type="float" office:value="43.33" calcext:value-type="float">
            <text:p>43.33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613.fasta_espritz.html" xlink:type="simple">spQ9Y613</text:a></text:p>
          </table:table-cell>
          <table:table-cell office:value-type="float" office:value="43.04" calcext:value-type="float">
            <text:p>43.04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5691.fasta_espritz.html" xlink:type="simple">spQ15691</text:a></text:p>
          </table:table-cell>
          <table:table-cell office:value-type="float" office:value="42.53" calcext:value-type="float">
            <text:p>42.53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P246.fasta_espritz.html" xlink:type="simple">spQ9P246</text:a></text:p>
          </table:table-cell>
          <table:table-cell office:value-type="float" office:value="42.22" calcext:value-type="float">
            <text:p>42.22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1166.fasta_espritz.html" xlink:type="simple">spQ61166</text:a></text:p>
          </table:table-cell>
          <table:table-cell office:value-type="float" office:value="41.79" calcext:value-type="float">
            <text:p>41.79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P3S1.fasta_espritz.html" xlink:type="simple">spQ6P3S1</text:a></text:p>
          </table:table-cell>
          <table:table-cell office:value-type="float" office:value="41.03" calcext:value-type="float">
            <text:p>41.03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2619.fasta_espritz.html" xlink:type="simple">spQ92619</text:a></text:p>
          </table:table-cell>
          <table:table-cell office:value-type="float" office:value="40.84" calcext:value-type="float">
            <text:p>40.84</text:p>
          </table:table-cell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RR4.fasta_espritz.html" xlink:type="simple">spQ96RR4</text:a></text:p>
          </table:table-cell>
          <table:table-cell office:value-type="float" office:value="40.13" calcext:value-type="float">
            <text:p>40.13</text:p>
          </table:table-cell>
          <table:table-cell office:value-type="float" office:value="588" calcext:value-type="float">
            <text:p>58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N5J2.fasta_espritz.html" xlink:type="simple">spQ8N5J2</text:a></text:p>
          </table:table-cell>
          <table:table-cell office:value-type="float" office:value="39.87" calcext:value-type="float">
            <text:p>39.87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Z0R4.fasta_espritz.html" xlink:type="simple">spQ9Z0R4</text:a></text:p>
          </table:table-cell>
          <table:table-cell office:value-type="float" office:value="39.67" calcext:value-type="float">
            <text:p>39.67</text:p>
          </table:table-cell>
          <table:table-cell office:value-type="float" office:value="1714" calcext:value-type="float">
            <text:p>1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0352.fasta_espritz.html" xlink:type="simple">spP40352</text:a></text:p>
          </table:table-cell>
          <table:table-cell office:value-type="float" office:value="39.44" calcext:value-type="float">
            <text:p>39.44</text:p>
          </table:table-cell>
          <table:table-cell office:value-type="float" office:value="1085" calcext:value-type="float">
            <text:p>108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8499.fasta_espritz.html" xlink:type="simple">spQ08499</text:a></text:p>
          </table:table-cell>
          <table:table-cell office:value-type="float" office:value="39.3" calcext:value-type="float">
            <text:p>39.3</text:p>
          </table:table-cell>
          <table:table-cell office:value-type="float" office:value="809" calcext:value-type="float">
            <text:p>80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8638.fasta_espritz.html" xlink:type="simple">spP08638</text:a></text:p>
          </table:table-cell>
          <table:table-cell office:value-type="float" office:value="39.16" calcext:value-type="float">
            <text:p>39.16</text:p>
          </table:table-cell>
          <table:table-cell office:value-type="float" office:value="886" calcext:value-type="float">
            <text:p>88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IWE5.fasta_espritz.html" xlink:type="simple">spQ8IWE5</text:a></text:p>
          </table:table-cell>
          <table:table-cell office:value-type="float" office:value="38.86" calcext:value-type="float">
            <text:p>38.86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3443.fasta_espritz.html" xlink:type="simple">spP23443</text:a></text:p>
          </table:table-cell>
          <table:table-cell office:value-type="float" office:value="38.47" calcext:value-type="float">
            <text:p>38.47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0571.fasta_espritz.html" xlink:type="simple">spO00571</text:a></text:p>
          </table:table-cell>
          <table:table-cell office:value-type="float" office:value="38.36" calcext:value-type="float">
            <text:p>38.36</text:p>
          </table:table-cell>
          <table:table-cell office:value-type="float" office:value="662" calcext:value-type="float">
            <text:p>66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72L95.fasta_espritz.html" xlink:type="simple">spQ72L95</text:a></text:p>
          </table:table-cell>
          <table:table-cell office:value-type="float" office:value="37.82" calcext:value-type="float">
            <text:p>37.8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97360.fasta_espritz.html" xlink:type="simple">spP97360</text:a></text:p>
          </table:table-cell>
          <table:table-cell office:value-type="float" office:value="37.31" calcext:value-type="float">
            <text:p>37.31</text:p>
          </table:table-cell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N5S9.fasta_espritz.html" xlink:type="simple">spQ8N5S9</text:a></text:p>
          </table:table-cell>
          <table:table-cell office:value-type="float" office:value="37.02" calcext:value-type="float">
            <text:p>37.02</text:p>
          </table:table-cell>
          <table:table-cell office:value-type="float" office:value="505" calcext:value-type="float">
            <text:p>50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0470.fasta_espritz.html" xlink:type="simple">spO00470</text:a></text:p>
          </table:table-cell>
          <table:table-cell office:value-type="float" office:value="36.92" calcext:value-type="float">
            <text:p>36.92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8031.fasta_espritz.html" xlink:type="simple">spP18031</text:a></text:p>
          </table:table-cell>
          <table:table-cell office:value-type="float" office:value="36.78" calcext:value-type="float">
            <text:p>36.78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SV4.fasta_espritz.html" xlink:type="simple">spQ9NSV4</text:a></text:p>
          </table:table-cell>
          <table:table-cell office:value-type="float" office:value="36.54" calcext:value-type="float">
            <text:p>36.54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60741.fasta_espritz.html" xlink:type="simple">spO60741</text:a></text:p>
          </table:table-cell>
          <table:table-cell office:value-type="float" office:value="35.61" calcext:value-type="float">
            <text:p>35.61</text:p>
          </table:table-cell>
          <table:table-cell office:value-type="float" office:value="890" calcext:value-type="float">
            <text:p>89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1212.fasta_espritz.html" xlink:type="simple">spP41212</text:a></text:p>
          </table:table-cell>
          <table:table-cell office:value-type="float" office:value="35.39" calcext:value-type="float">
            <text:p>35.39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0722.fasta_espritz.html" xlink:type="simple">spQ00722</text:a></text:p>
          </table:table-cell>
          <table:table-cell office:value-type="float" office:value="34.93" calcext:value-type="float">
            <text:p>34.93</text:p>
          </table:table-cell>
          <table:table-cell office:value-type="float" office:value="1185" calcext:value-type="float">
            <text:p>118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6566.fasta_espritz.html" xlink:type="simple">spQ16566</text:a></text:p>
          </table:table-cell>
          <table:table-cell office:value-type="float" office:value="34.88" calcext:value-type="float">
            <text:p>34.88</text:p>
          </table:table-cell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5056.fasta_espritz.html" xlink:type="simple">spP15056</text:a></text:p>
          </table:table-cell>
          <table:table-cell office:value-type="float" office:value="34.72" calcext:value-type="float">
            <text:p>34.72</text:p>
          </table:table-cell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WV8.fasta_espritz.html" xlink:type="simple">spQ9NWV8</text:a></text:p>
          </table:table-cell>
          <table:table-cell office:value-type="float" office:value="34.65" calcext:value-type="float">
            <text:p>34.65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0M0.fasta_espritz.html" xlink:type="simple">spQ9H0M0</text:a></text:p>
          </table:table-cell>
          <table:table-cell office:value-type="float" office:value="34.27" calcext:value-type="float">
            <text:p>34.27</text:p>
          </table:table-cell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Z52.fasta_espritz.html" xlink:type="simple">spQ9NZ52</text:a></text:p>
          </table:table-cell>
          <table:table-cell office:value-type="float" office:value="33.88" calcext:value-type="float">
            <text:p>33.88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554.fasta_espritz.html" xlink:type="simple">spQ13554</text:a></text:p>
          </table:table-cell>
          <table:table-cell office:value-type="float" office:value="33.78" calcext:value-type="float">
            <text:p>33.78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43739.fasta_espritz.html" xlink:type="simple">spO43739</text:a></text:p>
          </table:table-cell>
          <table:table-cell office:value-type="float" office:value="33.5" calcext:value-type="float">
            <text:p>33.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70671.fasta_espritz.html" xlink:type="simple">spP70671</text:a></text:p>
          </table:table-cell>
          <table:table-cell office:value-type="float" office:value="33.17" calcext:value-type="float">
            <text:p>33.17</text:p>
          </table:table-cell>
          <table:table-cell office:value-type="float" office:value="419" calcext:value-type="float">
            <text:p>4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8967.fasta_espritz.html" xlink:type="simple">spO08967</text:a></text:p>
          </table:table-cell>
          <table:table-cell office:value-type="float" office:value="33.08" calcext:value-type="float">
            <text:p>33.08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TDZ2.fasta_espritz.html" xlink:type="simple">spQ8TDZ2</text:a></text:p>
          </table:table-cell>
          <table:table-cell office:value-type="float" office:value="32.8" calcext:value-type="float">
            <text:p>32.8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4D1.fasta_espritz.html" xlink:type="simple">spQ9Y4D1</text:a></text:p>
          </table:table-cell>
          <table:table-cell office:value-type="float" office:value="32.65" calcext:value-type="float">
            <text:p>32.65</text:p>
          </table:table-cell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IXJ6.fasta_espritz.html" xlink:type="simple">spQ8IXJ6</text:a></text:p>
          </table:table-cell>
          <table:table-cell office:value-type="float" office:value="32.64" calcext:value-type="float">
            <text:p>32.64</text:p>
          </table:table-cell>
          <table:table-cell office:value-type="float" office:value="389" calcext:value-type="float">
            <text:p>38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79.fasta_espritz.html" xlink:type="simple">spP00579</text:a></text:p>
          </table:table-cell>
          <table:table-cell office:value-type="float" office:value="32.46" calcext:value-type="float">
            <text:p>32.46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6K1.fasta_espritz.html" xlink:type="simple">spQ9Y6K1</text:a></text:p>
          </table:table-cell>
          <table:table-cell office:value-type="float" office:value="32.45" calcext:value-type="float">
            <text:p>32.45</text:p>
          </table:table-cell>
          <table:table-cell office:value-type="float" office:value="912" calcext:value-type="float">
            <text:p>9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VDP3.fasta_espritz.html" xlink:type="simple">spQ8VDP3</text:a></text:p>
          </table:table-cell>
          <table:table-cell office:value-type="float" office:value="31.77" calcext:value-type="float">
            <text:p>31.77</text:p>
          </table:table-cell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586.fasta_espritz.html" xlink:type="simple">spQ13586</text:a></text:p>
          </table:table-cell>
          <table:table-cell office:value-type="float" office:value="31.67" calcext:value-type="float">
            <text:p>31.67</text:p>
          </table:table-cell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N37.fasta_espritz.html" xlink:type="simple">spQ9UN37</text:a></text:p>
          </table:table-cell>
          <table:table-cell office:value-type="float" office:value="31.35" calcext:value-type="float">
            <text:p>31.35</text:p>
          </table:table-cell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a xlink:href="http://protein.bio.unipd.it/espritz/work/pid_30510717//batch/spP14598.fasta_espritz.html" xlink:type="simple">spP14598</text:a></text:p>
          </table:table-cell>
          <table:table-cell table:style-name="ce3" office:value-type="float" office:value="31.28" calcext:value-type="float">
            <text:p>31.28</text:p>
          </table:table-cell>
          <table:table-cell table:style-name="ce3" office:value-type="float" office:value="390" calcext:value-type="float">
            <text:p>39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Q99418.fasta_espritz.html" xlink:type="simple">spQ99418</text:a></text:p>
          </table:table-cell>
          <table:table-cell table:style-name="ce3" office:value-type="float" office:value="31.25" calcext:value-type="float">
            <text:p>31.25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Q8K1R7.fasta_espritz.html" xlink:type="simple">spQ8K1R7</text:a></text:p>
          </table:table-cell>
          <table:table-cell table:style-name="ce3" office:value-type="float" office:value="30.58" calcext:value-type="float">
            <text:p>30.58</text:p>
          </table:table-cell>
          <table:table-cell table:style-name="ce3" office:value-type="float" office:value="984" calcext:value-type="float">
            <text:p>984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Q00653.fasta_espritz.html" xlink:type="simple">spQ00653</text:a></text:p>
          </table:table-cell>
          <table:table-cell table:style-name="ce3" office:value-type="float" office:value="30.55" calcext:value-type="float">
            <text:p>30.55</text:p>
          </table:table-cell>
          <table:table-cell table:style-name="ce3" office:value-type="float" office:value="900" calcext:value-type="float">
            <text:p>900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Q9WV60.fasta_espritz.html" xlink:type="simple">spQ9WV60</text:a></text:p>
          </table:table-cell>
          <table:table-cell table:style-name="ce3" office:value-type="float" office:value="30.47" calcext:value-type="float">
            <text:p>30.47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P46934.fasta_espritz.html" xlink:type="simple">spP46934</text:a></text:p>
          </table:table-cell>
          <table:table-cell table:style-name="ce3" office:value-type="float" office:value="30.4" calcext:value-type="float">
            <text:p>30.4</text:p>
          </table:table-cell>
          <table:table-cell table:style-name="ce3" office:value-type="float" office:value="1319" calcext:value-type="float">
            <text:p>13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Q9UIK4.fasta_espritz.html" xlink:type="simple">spQ9UIK4</text:a></text:p>
          </table:table-cell>
          <table:table-cell table:style-name="ce3" office:value-type="float" office:value="30.27" calcext:value-type="float">
            <text:p>30.27</text:p>
          </table:table-cell>
          <table:table-cell table:style-name="ce3" office:value-type="float" office:value="370" calcext:value-type="float">
            <text:p>37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Q9BXL7.fasta_espritz.html" xlink:type="simple">spQ9BXL7</text:a></text:p>
          </table:table-cell>
          <table:table-cell table:style-name="ce3" office:value-type="float" office:value="30.24" calcext:value-type="float">
            <text:p>30.24</text:p>
          </table:table-cell>
          <table:table-cell table:style-name="ce3" office:value-type="float" office:value="1154" calcext:value-type="float">
            <text:p>115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Q14318.fasta_espritz.html" xlink:type="simple">spQ14318</text:a></text:p>
          </table:table-cell>
          <table:table-cell table:style-name="ce3" office:value-type="float" office:value="30.09" calcext:value-type="float">
            <text:p>30.09</text:p>
          </table:table-cell>
          <table:table-cell table:style-name="ce3" office:value-type="float" office:value="412" calcext:value-type="float">
            <text:p>412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a xlink:href="http://protein.bio.unipd.it/espritz/work/pid_30510717//batch/spP49841.fasta_espritz.html" xlink:type="simple">spP49841</text:a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5438.fasta_espritz.html" xlink:type="simple">spQ15438</text:a></text:p>
          </table:table-cell>
          <table:table-cell office:value-type="float" office:value="29.89" calcext:value-type="float">
            <text:p>29.89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6644.fasta_espritz.html" xlink:type="simple">spQ16644</text:a></text:p>
          </table:table-cell>
          <table:table-cell office:value-type="float" office:value="29.84" calcext:value-type="float">
            <text:p>29.84</text:p>
          </table:table-cell>
          <table:table-cell office:value-type="float" office:value="382" calcext:value-type="float">
            <text:p>38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0308.fasta_espritz.html" xlink:type="simple">spO00308</text:a></text:p>
          </table:table-cell>
          <table:table-cell office:value-type="float" office:value="29.54" calcext:value-type="float">
            <text:p>29.54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5075.fasta_espritz.html" xlink:type="simple">spO15075</text:a></text:p>
          </table:table-cell>
          <table:table-cell office:value-type="float" office:value="29.45" calcext:value-type="float">
            <text:p>29.45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24K09.fasta_espritz.html" xlink:type="simple">spQ24K09</text:a></text:p>
          </table:table-cell>
          <table:table-cell office:value-type="float" office:value="29.29" calcext:value-type="float">
            <text:p>29.29</text:p>
          </table:table-cell>
          <table:table-cell office:value-type="float" office:value="1611" calcext:value-type="float">
            <text:p>16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6109.fasta_espritz.html" xlink:type="simple">spP46109</text:a></text:p>
          </table:table-cell>
          <table:table-cell office:value-type="float" office:value="29.04" calcext:value-type="float">
            <text:p>29.04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0944.fasta_espritz.html" xlink:type="simple">spQ00944</text:a></text:p>
          </table:table-cell>
          <table:table-cell office:value-type="float" office:value="28.96" calcext:value-type="float">
            <text:p>28.96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9674.fasta_espritz.html" xlink:type="simple">spP49674</text:a></text:p>
          </table:table-cell>
          <table:table-cell office:value-type="float" office:value="28.6" calcext:value-type="float">
            <text:p>28.6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TI5.fasta_espritz.html" xlink:type="simple">spQ9NTI5</text:a></text:p>
          </table:table-cell>
          <table:table-cell office:value-type="float" office:value="28.54" calcext:value-type="float">
            <text:p>28.54</text:p>
          </table:table-cell>
          <table:table-cell office:value-type="float" office:value="1447" calcext:value-type="float">
            <text:p>144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6358.fasta_espritz.html" xlink:type="simple">spP26358</text:a></text:p>
          </table:table-cell>
          <table:table-cell office:value-type="float" office:value="28.52" calcext:value-type="float">
            <text:p>28.52</text:p>
          </table:table-cell>
          <table:table-cell office:value-type="float" office:value="1616" calcext:value-type="float">
            <text:p>16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RU8.fasta_espritz.html" xlink:type="simple">spQ96RU8</text:a></text:p>
          </table:table-cell>
          <table:table-cell office:value-type="float" office:value="28.49" calcext:value-type="float">
            <text:p>28.49</text:p>
          </table:table-cell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3864.fasta_espritz.html" xlink:type="simple">spP13864</text:a></text:p>
          </table:table-cell>
          <table:table-cell office:value-type="float" office:value="28.45" calcext:value-type="float">
            <text:p>28.4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8730.fasta_espritz.html" xlink:type="simple">spP48730</text:a></text:p>
          </table:table-cell>
          <table:table-cell office:value-type="float" office:value="28.43" calcext:value-type="float">
            <text:p>28.43</text:p>
          </table:table-cell>
          <table:table-cell office:value-type="float" office:value="415" calcext:value-type="float">
            <text:p>4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6WJ1.fasta_espritz.html" xlink:type="simple">spQ86WJ1</text:a></text:p>
          </table:table-cell>
          <table:table-cell office:value-type="float" office:value="28.2" calcext:value-type="float">
            <text:p>28.2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14.fasta_espritz.html" xlink:type="simple">spP00514</text:a></text:p>
          </table:table-cell>
          <table:table-cell office:value-type="float" office:value="28.15" calcext:value-type="float">
            <text:p>28.15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4152.fasta_espritz.html" xlink:type="simple">spP34152</text:a></text:p>
          </table:table-cell>
          <table:table-cell office:value-type="float" office:value="27.47" calcext:value-type="float">
            <text:p>27.47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7889.fasta_espritz.html" xlink:type="simple">spQ07889</text:a></text:p>
          </table:table-cell>
          <table:table-cell office:value-type="float" office:value="27.15" calcext:value-type="float">
            <text:p>27.15</text:p>
          </table:table-cell>
          <table:table-cell office:value-type="float" office:value="1333" calcext:value-type="float">
            <text:p>13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5911.fasta_espritz.html" xlink:type="simple">spP25911</text:a></text:p>
          </table:table-cell>
          <table:table-cell office:value-type="float" office:value="27.14" calcext:value-type="float">
            <text:p>27.1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5985.fasta_espritz.html" xlink:type="simple">spP45985</text:a></text:p>
          </table:table-cell>
          <table:table-cell office:value-type="float" office:value="26.81" calcext:value-type="float">
            <text:p>26.8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PY5.fasta_espritz.html" xlink:type="simple">spQ96PY5</text:a></text:p>
          </table:table-cell>
          <table:table-cell office:value-type="float" office:value="26.79" calcext:value-type="float">
            <text:p>26.79</text:p>
          </table:table-cell>
          <table:table-cell office:value-type="float" office:value="1086" calcext:value-type="float">
            <text:p>108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2H1.fasta_espritz.html" xlink:type="simple">spQ9Y2H1</text:a></text:p>
          </table:table-cell>
          <table:table-cell office:value-type="float" office:value="26.5" calcext:value-type="float">
            <text:p>26.5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0644.fasta_espritz.html" xlink:type="simple">spP10644</text:a></text:p>
          </table:table-cell>
          <table:table-cell office:value-type="float" office:value="26.5" calcext:value-type="float">
            <text:p>26.5</text:p>
          </table:table-cell>
          <table:table-cell office:value-type="float" office:value="381" calcext:value-type="float">
            <text:p>3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2931.fasta_espritz.html" xlink:type="simple">spP12931</text:a></text:p>
          </table:table-cell>
          <table:table-cell office:value-type="float" office:value="26.3" calcext:value-type="float">
            <text:p>26.3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2918.fasta_espritz.html" xlink:type="simple">spQ92918</text:a></text:p>
          </table:table-cell>
          <table:table-cell office:value-type="float" office:value="26.29" calcext:value-type="float">
            <text:p>26.29</text:p>
          </table:table-cell>
          <table:table-cell office:value-type="float" office:value="833" calcext:value-type="float">
            <text:p>8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4578.fasta_espritz.html" xlink:type="simple">spP54578</text:a></text:p>
          </table:table-cell>
          <table:table-cell office:value-type="float" office:value="25.91" calcext:value-type="float">
            <text:p>25.91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IVH8.fasta_espritz.html" xlink:type="simple">spQ8IVH8</text:a></text:p>
          </table:table-cell>
          <table:table-cell office:value-type="float" office:value="25.72" calcext:value-type="float">
            <text:p>25.72</text:p>
          </table:table-cell>
          <table:table-cell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60484.fasta_espritz.html" xlink:type="simple">spP60484</text:a></text:p>
          </table:table-cell>
          <table:table-cell office:value-type="float" office:value="25.55" calcext:value-type="float">
            <text:p>25.55</text:p>
          </table:table-cell>
          <table:table-cell office:value-type="float" office:value="403" calcext:value-type="float">
            <text:p>4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J02.fasta_espritz.html" xlink:type="simple">spQ96J02</text:a></text:p>
          </table:table-cell>
          <table:table-cell office:value-type="float" office:value="25.47" calcext:value-type="float">
            <text:p>25.47</text:p>
          </table:table-cell>
          <table:table-cell office:value-type="float" office:value="903" calcext:value-type="float">
            <text:p>9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1308.fasta_espritz.html" xlink:type="simple">spP11308</text:a></text:p>
          </table:table-cell>
          <table:table-cell office:value-type="float" office:value="25.46" calcext:value-type="float">
            <text:p>25.46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IU85.fasta_espritz.html" xlink:type="simple">spQ8IU85</text:a></text:p>
          </table:table-cell>
          <table:table-cell office:value-type="float" office:value="25.45" calcext:value-type="float">
            <text:p>25.45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4X5.fasta_espritz.html" xlink:type="simple">spQ9Y4X5</text:a></text:p>
          </table:table-cell>
          <table:table-cell office:value-type="float" office:value="25.31" calcext:value-type="float">
            <text:p>25.31</text:p>
          </table:table-cell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5397.fasta_espritz.html" xlink:type="simple">spQ05397</text:a></text:p>
          </table:table-cell>
          <table:table-cell office:value-type="float" office:value="25.28" calcext:value-type="float">
            <text:p>25.28</text:p>
          </table:table-cell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23.fasta_espritz.html" xlink:type="simple">spP00523</text:a></text:p>
          </table:table-cell>
          <table:table-cell office:value-type="float" office:value="25.14" calcext:value-type="float">
            <text:p>25.14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6782.fasta_espritz.html" xlink:type="simple">spP06782</text:a></text:p>
          </table:table-cell>
          <table:table-cell office:value-type="float" office:value="25.11" calcext:value-type="float">
            <text:p>25.11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2917.fasta_espritz.html" xlink:type="simple">spP32917</text:a></text:p>
          </table:table-cell>
          <table:table-cell office:value-type="float" office:value="24.64" calcext:value-type="float">
            <text:p>24.64</text:p>
          </table:table-cell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2292.fasta_espritz.html" xlink:type="simple">spP52292</text:a></text:p>
          </table:table-cell>
          <table:table-cell office:value-type="float" office:value="24.57" calcext:value-type="float">
            <text:p>24.57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9137.fasta_espritz.html" xlink:type="simple">spP49137</text:a></text:p>
          </table:table-cell>
          <table:table-cell office:value-type="float" office:value="24.5" calcext:value-type="float">
            <text:p>24.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Q8RT31.fasta_espritz.html" xlink:type="simple">trQ8RT31</text:a></text:p>
          </table:table-cell>
          <table:table-cell office:value-type="float" office:value="24.33" calcext:value-type="float">
            <text:p>24.33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1007.fasta_espritz.html" xlink:type="simple">spP31007</text:a></text:p>
          </table:table-cell>
          <table:table-cell office:value-type="float" office:value="24.22" calcext:value-type="float">
            <text:p>24.22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BN8.fasta_espritz.html" xlink:type="simple">spQ96BN8</text:a></text:p>
          </table:table-cell>
          <table:table-cell office:value-type="float" office:value="24.14" calcext:value-type="float">
            <text:p>24.14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3686.fasta_espritz.html" xlink:type="simple">spP53686</text:a></text:p>
          </table:table-cell>
          <table:table-cell office:value-type="float" office:value="24.08" calcext:value-type="float">
            <text:p>24.08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4F1.fasta_espritz.html" xlink:type="simple">spQ9Y4F1</text:a></text:p>
          </table:table-cell>
          <table:table-cell office:value-type="float" office:value="23.82" calcext:value-type="float">
            <text:p>23.82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7948.fasta_espritz.html" xlink:type="simple">spP07948</text:a></text:p>
          </table:table-cell>
          <table:table-cell office:value-type="float" office:value="23.63" calcext:value-type="float">
            <text:p>23.6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70434.fasta_espritz.html" xlink:type="simple">spP70434</text:a></text:p>
          </table:table-cell>
          <table:table-cell office:value-type="float" office:value="23.63" calcext:value-type="float">
            <text:p>23.63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54KF1.fasta_espritz.html" xlink:type="simple">spQ54KF1</text:a></text:p>
          </table:table-cell>
          <table:table-cell office:value-type="float" office:value="23.57" calcext:value-type="float">
            <text:p>23.57</text:p>
          </table:table-cell>
          <table:table-cell office:value-type="float" office:value="1158" calcext:value-type="float">
            <text:p>11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2293.fasta_espritz.html" xlink:type="simple">spP52293</text:a></text:p>
          </table:table-cell>
          <table:table-cell office:value-type="float" office:value="23.44" calcext:value-type="float">
            <text:p>23.44</text:p>
          </table:table-cell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2750.fasta_espritz.html" xlink:type="simple">spQ02750</text:a></text:p>
          </table:table-cell>
          <table:table-cell office:value-type="float" office:value="23.15" calcext:value-type="float">
            <text:p>23.15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6512.fasta_espritz.html" xlink:type="simple">spQ16512</text:a></text:p>
          </table:table-cell>
          <table:table-cell office:value-type="float" office:value="23.03" calcext:value-type="float">
            <text:p>23.03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0629.fasta_espritz.html" xlink:type="simple">spO00629</text:a></text:p>
          </table:table-cell>
          <table:table-cell office:value-type="float" office:value="22.64" calcext:value-type="float">
            <text:p>22.64</text:p>
          </table:table-cell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5131.fasta_espritz.html" xlink:type="simple">spO15131</text:a></text:p>
          </table:table-cell>
          <table:table-cell office:value-type="float" office:value="22.63" calcext:value-type="float">
            <text:p>22.63</text:p>
          </table:table-cell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5303.fasta_espritz.html" xlink:type="simple">spQ15303</text:a></text:p>
          </table:table-cell>
          <table:table-cell office:value-type="float" office:value="22.4" calcext:value-type="float">
            <text:p>22.4</text:p>
          </table:table-cell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7706.fasta_espritz.html" xlink:type="simple">spP17706</text:a></text:p>
          </table:table-cell>
          <table:table-cell office:value-type="float" office:value="22.4" calcext:value-type="float">
            <text:p>22.4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R80.fasta_espritz.html" xlink:type="simple">spQ9NR80</text:a></text:p>
          </table:table-cell>
          <table:table-cell office:value-type="float" office:value="22.31" calcext:value-type="float">
            <text:p>22.31</text:p>
          </table:table-cell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6507.fasta_espritz.html" xlink:type="simple">spP36507</text:a></text:p>
          </table:table-cell>
          <table:table-cell office:value-type="float" office:value="22.25" calcext:value-type="float">
            <text:p>22.2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8631.fasta_espritz.html" xlink:type="simple">spP08631</text:a></text:p>
          </table:table-cell>
          <table:table-cell office:value-type="float" office:value="22.24" calcext:value-type="float">
            <text:p>22.24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62826.fasta_espritz.html" xlink:type="simple">spP62826</text:a></text:p>
          </table:table-cell>
          <table:table-cell office:value-type="float" office:value="22.22" calcext:value-type="float">
            <text:p>22.22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5208.fasta_espritz.html" xlink:type="simple">spQ15208</text:a></text:p>
          </table:table-cell>
          <table:table-cell office:value-type="float" office:value="22.15" calcext:value-type="float">
            <text:p>22.15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43639.fasta_espritz.html" xlink:type="simple">spO43639</text:a></text:p>
          </table:table-cell>
          <table:table-cell office:value-type="float" office:value="22.1" calcext:value-type="float">
            <text:p>22.1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WUM4.fasta_espritz.html" xlink:type="simple">spQ8WUM4</text:a></text:p>
          </table:table-cell>
          <table:table-cell office:value-type="float" office:value="21.88" calcext:value-type="float">
            <text:p>21.88</text:p>
          </table:table-cell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TDX7.fasta_espritz.html" xlink:type="simple">spQ8TDX7</text:a></text:p>
          </table:table-cell>
          <table:table-cell office:value-type="float" office:value="21.85" calcext:value-type="float">
            <text:p>21.85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1142.fasta_espritz.html" xlink:type="simple">spP11142</text:a></text:p>
          </table:table-cell>
          <table:table-cell office:value-type="float" office:value="21.82" calcext:value-type="float">
            <text:p>21.82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TDF6.fasta_espritz.html" xlink:type="simple">spQ8TDF6</text:a></text:p>
          </table:table-cell>
          <table:table-cell office:value-type="float" office:value="21.69" calcext:value-type="float">
            <text:p>21.69</text:p>
          </table:table-cell>
          <table:table-cell office:value-type="float" office:value="673" calcext:value-type="float">
            <text:p>67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63329.fasta_espritz.html" xlink:type="simple">spP63329</text:a></text:p>
          </table:table-cell>
          <table:table-cell office:value-type="float" office:value="21.68" calcext:value-type="float">
            <text:p>21.68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8209.fasta_espritz.html" xlink:type="simple">spQ08209</text:a></text:p>
          </table:table-cell>
          <table:table-cell office:value-type="float" office:value="21.68" calcext:value-type="float">
            <text:p>21.68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63328.fasta_espritz.html" xlink:type="simple">spP63328</text:a></text:p>
          </table:table-cell>
          <table:table-cell office:value-type="float" office:value="21.68" calcext:value-type="float">
            <text:p>21.68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9407.fasta_espritz.html" xlink:type="simple">spP49407</text:a></text:p>
          </table:table-cell>
          <table:table-cell office:value-type="float" office:value="21.53" calcext:value-type="float">
            <text:p>21.53</text:p>
          </table:table-cell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976.fasta_espritz.html" xlink:type="simple">spQ13976</text:a></text:p>
          </table:table-cell>
          <table:table-cell office:value-type="float" office:value="21.01" calcext:value-type="float">
            <text:p>21.01</text:p>
          </table:table-cell>
          <table:table-cell office:value-type="float" office:value="671" calcext:value-type="float">
            <text:p>67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16.fasta_espritz.html" xlink:type="simple">spP00516</text:a></text:p>
          </table:table-cell>
          <table:table-cell office:value-type="float" office:value="21.01" calcext:value-type="float">
            <text:p>21.01</text:p>
          </table:table-cell>
          <table:table-cell office:value-type="float" office:value="671" calcext:value-type="float">
            <text:p>67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7947.fasta_espritz.html" xlink:type="simple">spP07947</text:a></text:p>
          </table:table-cell>
          <table:table-cell office:value-type="float" office:value="20.99" calcext:value-type="float">
            <text:p>20.99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6WV6.fasta_espritz.html" xlink:type="simple">spQ86WV6</text:a></text:p>
          </table:table-cell>
          <table:table-cell office:value-type="float" office:value="20.84" calcext:value-type="float">
            <text:p>20.84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1362.fasta_espritz.html" xlink:type="simple">spP11362</text:a></text:p>
          </table:table-cell>
          <table:table-cell office:value-type="float" office:value="20.43" calcext:value-type="float">
            <text:p>20.43</text:p>
          </table:table-cell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8206.fasta_espritz.html" xlink:type="simple">spP18206</text:a></text:p>
          </table:table-cell>
          <table:table-cell office:value-type="float" office:value="20.19" calcext:value-type="float">
            <text:p>20.19</text:p>
          </table:table-cell>
          <table:table-cell office:value-type="float" office:value="1134" calcext:value-type="float">
            <text:p>11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4947.fasta_espritz.html" xlink:type="simple">spP34947</text:a></text:p>
          </table:table-cell>
          <table:table-cell office:value-type="float" office:value="19.83" calcext:value-type="float">
            <text:p>19.83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Q9X1X0.fasta_espritz.html" xlink:type="simple">trQ9X1X0</text:a></text:p>
          </table:table-cell>
          <table:table-cell office:value-type="float" office:value="19.74" calcext:value-type="float">
            <text:p>19.74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GN5.fasta_espritz.html" xlink:type="simple">spQ9UGN5</text:a></text:p>
          </table:table-cell>
          <table:table-cell office:value-type="float" office:value="19.55" calcext:value-type="float">
            <text:p>19.55</text:p>
          </table:table-cell>
          <table:table-cell office:value-type="float" office:value="583" calcext:value-type="float">
            <text:p>5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490.fasta_espritz.html" xlink:type="simple">spQ9Y490</text:a></text:p>
          </table:table-cell>
          <table:table-cell office:value-type="float" office:value="19.36" calcext:value-type="float">
            <text:p>19.36</text:p>
          </table:table-cell>
          <table:table-cell office:value-type="float" office:value="2541" calcext:value-type="float">
            <text:p>25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3249.fasta_espritz.html" xlink:type="simple">spP43249</text:a></text:p>
          </table:table-cell>
          <table:table-cell office:value-type="float" office:value="19.32" calcext:value-type="float">
            <text:p>19.32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2564.fasta_espritz.html" xlink:type="simple">spP52564</text:a></text:p>
          </table:table-cell>
          <table:table-cell office:value-type="float" office:value="18.86" calcext:value-type="float">
            <text:p>18.86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2607.fasta_espritz.html" xlink:type="simple">spP22607</text:a></text:p>
          </table:table-cell>
          <table:table-cell office:value-type="float" office:value="18.85" calcext:value-type="float">
            <text:p>18.85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5267.fasta_espritz.html" xlink:type="simple">spO95267</text:a></text:p>
          </table:table-cell>
          <table:table-cell office:value-type="float" office:value="18.44" calcext:value-type="float">
            <text:p>18.44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4287.fasta_espritz.html" xlink:type="simple">spQ64287</text:a></text:p>
          </table:table-cell>
          <table:table-cell office:value-type="float" office:value="18.44" calcext:value-type="float">
            <text:p>18.44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C000.fasta_espritz.html" xlink:type="simple">spQ9C000</text:a></text:p>
          </table:table-cell>
          <table:table-cell office:value-type="float" office:value="18.39" calcext:value-type="float">
            <text:p>18.39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6513.fasta_espritz.html" xlink:type="simple">spQ16513</text:a></text:p>
          </table:table-cell>
          <table:table-cell office:value-type="float" office:value="18.39" calcext:value-type="float">
            <text:p>18.39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8482.fasta_espritz.html" xlink:type="simple">spP28482</text:a></text:p>
          </table:table-cell>
          <table:table-cell office:value-type="float" office:value="18.33" calcext:value-type="float">
            <text:p>18.33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5376.fasta_espritz.html" xlink:type="simple">spO95376</text:a></text:p>
          </table:table-cell>
          <table:table-cell office:value-type="float" office:value="18.25" calcext:value-type="float">
            <text:p>18.25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6298.fasta_espritz.html" xlink:type="simple">spP16298</text:a></text:p>
          </table:table-cell>
          <table:table-cell office:value-type="float" office:value="18.12" calcext:value-type="float">
            <text:p>18.12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7960.fasta_espritz.html" xlink:type="simple">spQ07960</text:a></text:p>
          </table:table-cell>
          <table:table-cell office:value-type="float" office:value="17.99" calcext:value-type="float">
            <text:p>17.99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43307.fasta_espritz.html" xlink:type="simple">spO43307</text:a></text:p>
          </table:table-cell>
          <table:table-cell office:value-type="float" office:value="17.82" calcext:value-type="float">
            <text:p>17.82</text:p>
          </table:table-cell>
          <table:table-cell office:value-type="float" office:value="516" calcext:value-type="float">
            <text:p>5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4626.fasta_espritz.html" xlink:type="simple">spP04626</text:a></text:p>
          </table:table-cell>
          <table:table-cell office:value-type="float" office:value="17.76" calcext:value-type="float">
            <text:p>17.76</text:p>
          </table:table-cell>
          <table:table-cell office:value-type="float" office:value="1255" calcext:value-type="float">
            <text:p>12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ZPF4.fasta_espritz.html" xlink:type="simple">spQ6ZPF4</text:a></text:p>
          </table:table-cell>
          <table:table-cell office:value-type="float" office:value="17.7" calcext:value-type="float">
            <text:p>17.7</text:p>
          </table:table-cell>
          <table:table-cell office:value-type="float" office:value="1028" calcext:value-type="float">
            <text:p>102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3042.fasta_espritz.html" xlink:type="simple">spP53042</text:a></text:p>
          </table:table-cell>
          <table:table-cell office:value-type="float" office:value="17.63" calcext:value-type="float">
            <text:p>17.63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5520.fasta_espritz.html" xlink:type="simple">spP35520</text:a></text:p>
          </table:table-cell>
          <table:table-cell office:value-type="float" office:value="17.6" calcext:value-type="float">
            <text:p>17.6</text:p>
          </table:table-cell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E1C7U0.fasta_espritz.html" xlink:type="simple">spE1C7U0</text:a></text:p>
          </table:table-cell>
          <table:table-cell office:value-type="float" office:value="17.41" calcext:value-type="float">
            <text:p>17.41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60684.fasta_espritz.html" xlink:type="simple">spO60684</text:a></text:p>
          </table:table-cell>
          <table:table-cell office:value-type="float" office:value="17.35" calcext:value-type="float">
            <text:p>17.35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9769.fasta_espritz.html" xlink:type="simple">spP09769</text:a></text:p>
          </table:table-cell>
          <table:table-cell office:value-type="float" office:value="16.82" calcext:value-type="float">
            <text:p>16.82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2294.fasta_espritz.html" xlink:type="simple">spP52294</text:a></text:p>
          </table:table-cell>
          <table:table-cell office:value-type="float" office:value="16.72" calcext:value-type="float">
            <text:p>16.72</text:p>
          </table:table-cell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6241.fasta_espritz.html" xlink:type="simple">spP06241</text:a></text:p>
          </table:table-cell>
          <table:table-cell office:value-type="float" office:value="16.57" calcext:value-type="float">
            <text:p>16.57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2003.fasta_espritz.html" xlink:type="simple">spP12003</text:a></text:p>
          </table:table-cell>
          <table:table-cell office:value-type="float" office:value="16.56" calcext:value-type="float">
            <text:p>16.56</text:p>
          </table:table-cell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131.fasta_espritz.html" xlink:type="simple">spQ13131</text:a></text:p>
          </table:table-cell>
          <table:table-cell office:value-type="float" office:value="16.45" calcext:value-type="float">
            <text:p>16.45</text:p>
          </table:table-cell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5EG47.fasta_espritz.html" xlink:type="simple">spQ5EG47</text:a></text:p>
          </table:table-cell>
          <table:table-cell office:value-type="float" office:value="16.45" calcext:value-type="float">
            <text:p>16.45</text:p>
          </table:table-cell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4645.fasta_espritz.html" xlink:type="simple">spP54645</text:a></text:p>
          </table:table-cell>
          <table:table-cell office:value-type="float" office:value="16.45" calcext:value-type="float">
            <text:p>16.45</text:p>
          </table:table-cell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M73.fasta_espritz.html" xlink:type="simple">spQ9UM73</text:a></text:p>
          </table:table-cell>
          <table:table-cell office:value-type="float" office:value="16.29" calcext:value-type="float">
            <text:p>16.29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9474.fasta_espritz.html" xlink:type="simple">spP29474</text:a></text:p>
          </table:table-cell>
          <table:table-cell office:value-type="float" office:value="16.04" calcext:value-type="float">
            <text:p>16.04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76074.fasta_espritz.html" xlink:type="simple">spO76074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Q7CWV1.fasta_espritz.html" xlink:type="simple">trQ7CWV1</text:a></text:p>
          </table:table-cell>
          <table:table-cell office:value-type="float" office:value="15.83" calcext:value-type="float">
            <text:p>15.83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7038.fasta_espritz.html" xlink:type="simple">spP07038</text:a></text:p>
          </table:table-cell>
          <table:table-cell office:value-type="float" office:value="15.54" calcext:value-type="float">
            <text:p>15.54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5418.fasta_espritz.html" xlink:type="simple">spQ15418</text:a></text:p>
          </table:table-cell>
          <table:table-cell office:value-type="float" office:value="15.51" calcext:value-type="float">
            <text:p>15.51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28156.fasta_espritz.html" xlink:type="simple">spQ28156</text:a></text:p>
          </table:table-cell>
          <table:table-cell office:value-type="float" office:value="15.37" calcext:value-type="float">
            <text:p>15.37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5771.fasta_espritz.html" xlink:type="simple">spP05771</text:a></text:p>
          </table:table-cell>
          <table:table-cell office:value-type="float" office:value="15.35" calcext:value-type="float">
            <text:p>15.3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4674.fasta_espritz.html" xlink:type="simple">spQ14674</text:a></text:p>
          </table:table-cell>
          <table:table-cell office:value-type="float" office:value="14.76" calcext:value-type="float">
            <text:p>14.76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3450.fasta_espritz.html" xlink:type="simple">spQ63450</text:a></text:p>
          </table:table-cell>
          <table:table-cell office:value-type="float" office:value="14.7" calcext:value-type="float">
            <text:p>14.7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1VJ1.fasta_espritz.html" xlink:type="simple">spQ91VJ1</text:a></text:p>
          </table:table-cell>
          <table:table-cell office:value-type="float" office:value="14.68" calcext:value-type="float">
            <text:p>14.68</text:p>
          </table:table-cell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VSC3.fasta_espritz.html" xlink:type="simple">spQ8VSC3</text:a></text:p>
          </table:table-cell>
          <table:table-cell office:value-type="float" office:value="14.67" calcext:value-type="float">
            <text:p>14.67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D2AJU0.fasta_espritz.html" xlink:type="simple">spD2AJU0</text:a></text:p>
          </table:table-cell>
          <table:table-cell office:value-type="float" office:value="14.67" calcext:value-type="float">
            <text:p>14.67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6187.fasta_espritz.html" xlink:type="simple">spQ06187</text:a></text:p>
          </table:table-cell>
          <table:table-cell office:value-type="float" office:value="14.56" calcext:value-type="float">
            <text:p>14.56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TAX9.fasta_espritz.html" xlink:type="simple">spQ8TAX9</text:a></text:p>
          </table:table-cell>
          <table:table-cell office:value-type="float" office:value="14.42" calcext:value-type="float">
            <text:p>14.42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1VS8.fasta_espritz.html" xlink:type="simple">spQ91VS8</text:a></text:p>
          </table:table-cell>
          <table:table-cell office:value-type="float" office:value="14.36" calcext:value-type="float">
            <text:p>14.36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1279.fasta_espritz.html" xlink:type="simple">spP41279</text:a></text:p>
          </table:table-cell>
          <table:table-cell office:value-type="float" office:value="14.34" calcext:value-type="float">
            <text:p>14.34</text:p>
          </table:table-cell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75582.fasta_espritz.html" xlink:type="simple">spO75582</text:a></text:p>
          </table:table-cell>
          <table:table-cell office:value-type="float" office:value="14.21" calcext:value-type="float">
            <text:p>14.21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9838.fasta_espritz.html" xlink:type="simple">spP19838</text:a></text:p>
          </table:table-cell>
          <table:table-cell office:value-type="float" office:value="14.04" calcext:value-type="float">
            <text:p>14.04</text:p>
          </table:table-cell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3041.fasta_espritz.html" xlink:type="simple">spP53041</text:a></text:p>
          </table:table-cell>
          <table:table-cell office:value-type="float" office:value="13.82" calcext:value-type="float">
            <text:p>13.82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9475.fasta_espritz.html" xlink:type="simple">spP29475</text:a></text:p>
          </table:table-cell>
          <table:table-cell office:value-type="float" office:value="13.8" calcext:value-type="float">
            <text:p>13.8</text:p>
          </table:table-cell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RFD6.fasta_espritz.html" xlink:type="simple">spQ9RFD6</text:a></text:p>
          </table:table-cell>
          <table:table-cell office:value-type="float" office:value="13.8" calcext:value-type="float">
            <text:p>13.8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1974.fasta_espritz.html" xlink:type="simple">spQ01974</text:a></text:p>
          </table:table-cell>
          <table:table-cell office:value-type="float" office:value="13.67" calcext:value-type="float">
            <text:p>13.67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782.fasta_espritz.html" xlink:type="simple">spP00782</text:a></text:p>
          </table:table-cell>
          <table:table-cell office:value-type="float" office:value="13.61" calcext:value-type="float">
            <text:p>13.61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243.fasta_espritz.html" xlink:type="simple">spQ9Y243</text:a></text:p>
          </table:table-cell>
          <table:table-cell office:value-type="float" office:value="13.56" calcext:value-type="float">
            <text:p>13.56</text:p>
          </table:table-cell>
          <table:table-cell office:value-type="float" office:value="479" calcext:value-type="float">
            <text:p>4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2X6.fasta_espritz.html" xlink:type="simple">spQ9H2X6</text:a></text:p>
          </table:table-cell>
          <table:table-cell office:value-type="float" office:value="13.43" calcext:value-type="float">
            <text:p>13.43</text:p>
          </table:table-cell>
          <table:table-cell office:value-type="float" office:value="1198" calcext:value-type="float">
            <text:p>11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422.fasta_espritz.html" xlink:type="simple">spQ9H422</text:a></text:p>
          </table:table-cell>
          <table:table-cell office:value-type="float" office:value="13.33" calcext:value-type="float">
            <text:p>13.33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9473.fasta_espritz.html" xlink:type="simple">spP29473</text:a></text:p>
          </table:table-cell>
          <table:table-cell office:value-type="float" office:value="13.27" calcext:value-type="float">
            <text:p>13.27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1751.fasta_espritz.html" xlink:type="simple">spP31751</text:a></text:p>
          </table:table-cell>
          <table:table-cell office:value-type="float" office:value="13.09" calcext:value-type="float">
            <text:p>13.09</text:p>
          </table:table-cell>
          <table:table-cell office:value-type="float" office:value="481" calcext:value-type="float">
            <text:p>4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9350.fasta_espritz.html" xlink:type="simple">spP29350</text:a></text:p>
          </table:table-cell>
          <table:table-cell office:value-type="float" office:value="12.77" calcext:value-type="float">
            <text:p>12.77</text:p>
          </table:table-cell>
          <table:table-cell office:value-type="float" office:value="595" calcext:value-type="float">
            <text:p>5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3350.fasta_espritz.html" xlink:type="simple">spP53350</text:a></text:p>
          </table:table-cell>
          <table:table-cell office:value-type="float" office:value="12.76" calcext:value-type="float">
            <text:p>12.76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4921.fasta_espritz.html" xlink:type="simple">spP14921</text:a></text:p>
          </table:table-cell>
          <table:table-cell office:value-type="float" office:value="12.69" calcext:value-type="float">
            <text:p>12.69</text:p>
          </table:table-cell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75396.fasta_espritz.html" xlink:type="simple">spO75396</text:a></text:p>
          </table:table-cell>
          <table:table-cell office:value-type="float" office:value="12.55" calcext:value-type="float">
            <text:p>12.5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8547.fasta_espritz.html" xlink:type="simple">spO08547</text:a></text:p>
          </table:table-cell>
          <table:table-cell office:value-type="float" office:value="12.55" calcext:value-type="float">
            <text:p>12.5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4K3.fasta_espritz.html" xlink:type="simple">spQ9Y4K3</text:a></text:p>
          </table:table-cell>
          <table:table-cell office:value-type="float" office:value="12.06" calcext:value-type="float">
            <text:p>12.06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5968.fasta_espritz.html" xlink:type="simple">spP35968</text:a></text:p>
          </table:table-cell>
          <table:table-cell office:value-type="float" office:value="11.87" calcext:value-type="float">
            <text:p>11.87</text:p>
          </table:table-cell>
          <table:table-cell office:value-type="float" office:value="1356" calcext:value-type="float">
            <text:p>13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8654.fasta_espritz.html" xlink:type="simple">spP18654</text:a></text:p>
          </table:table-cell>
          <table:table-cell office:value-type="float" office:value="11.75" calcext:value-type="float">
            <text:p>11.75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1743.fasta_espritz.html" xlink:type="simple">spP41743</text:a></text:p>
          </table:table-cell>
          <table:table-cell office:value-type="float" office:value="11.74" calcext:value-type="float">
            <text:p>11.74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1812.fasta_espritz.html" xlink:type="simple">spP51812</text:a></text:p>
          </table:table-cell>
          <table:table-cell office:value-type="float" office:value="11.62" calcext:value-type="float">
            <text:p>11.62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7832.fasta_espritz.html" xlink:type="simple">spQ07832</text:a></text:p>
          </table:table-cell>
          <table:table-cell office:value-type="float" office:value="11.6" calcext:value-type="float">
            <text:p>11.6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F1M391.fasta_espritz.html" xlink:type="simple">spF1M391</text:a></text:p>
          </table:table-cell>
          <table:table-cell office:value-type="float" office:value="11.6" calcext:value-type="float">
            <text:p>11.6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NI60.fasta_espritz.html" xlink:type="simple">spQ8NI60</text:a></text:p>
          </table:table-cell>
          <table:table-cell office:value-type="float" office:value="11.59" calcext:value-type="float">
            <text:p>11.59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6531.fasta_espritz.html" xlink:type="simple">spP46531</text:a></text:p>
          </table:table-cell>
          <table:table-cell office:value-type="float" office:value="11.38" calcext:value-type="float">
            <text:p>11.38</text:p>
          </table:table-cell>
          <table:table-cell office:value-type="float" office:value="2555" calcext:value-type="float">
            <text:p>25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NB16.fasta_espritz.html" xlink:type="simple">spQ8NB16</text:a></text:p>
          </table:table-cell>
          <table:table-cell office:value-type="float" office:value="11.25" calcext:value-type="float">
            <text:p>11.25</text:p>
          </table:table-cell>
          <table:table-cell office:value-type="float" office:value="471" calcext:value-type="float">
            <text:p>4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0686.fasta_espritz.html" xlink:type="simple">spP10686</text:a></text:p>
          </table:table-cell>
          <table:table-cell office:value-type="float" office:value="11.24" calcext:value-type="float">
            <text:p>11.24</text:p>
          </table:table-cell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9174.fasta_espritz.html" xlink:type="simple">spP19174</text:a></text:p>
          </table:table-cell>
          <table:table-cell office:value-type="float" office:value="11.16" calcext:value-type="float">
            <text:p>11.16</text:p>
          </table:table-cell>
          <table:table-cell office:value-type="float" office:value="1290" calcext:value-type="float">
            <text:p>129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6124.fasta_espritz.html" xlink:type="simple">spQ06124</text:a></text:p>
          </table:table-cell>
          <table:table-cell office:value-type="float" office:value="11.12" calcext:value-type="float">
            <text:p>11.12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1749.fasta_espritz.html" xlink:type="simple">spP31749</text:a></text:p>
          </table:table-cell>
          <table:table-cell office:value-type="float" office:value="11.04" calcext:value-type="float">
            <text:p>11.04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0422.fasta_espritz.html" xlink:type="simple">spQ00422</text:a></text:p>
          </table:table-cell>
          <table:table-cell office:value-type="float" office:value="11.01" calcext:value-type="float">
            <text:p>11.01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9619.fasta_espritz.html" xlink:type="simple">spP09619</text:a></text:p>
          </table:table-cell>
          <table:table-cell office:value-type="float" office:value="10.94" calcext:value-type="float">
            <text:p>10.94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7577.fasta_espritz.html" xlink:type="simple">spP27577</text:a></text:p>
          </table:table-cell>
          <table:table-cell office:value-type="float" office:value="10.9" calcext:value-type="float">
            <text:p>10.9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4646.fasta_espritz.html" xlink:type="simple">spP54646</text:a></text:p>
          </table:table-cell>
          <table:table-cell office:value-type="float" office:value="10.86" calcext:value-type="float">
            <text:p>10.86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3RJ4.fasta_espritz.html" xlink:type="simple">spQ83RJ4</text:a></text:p>
          </table:table-cell>
          <table:table-cell office:value-type="float" office:value="10.85" calcext:value-type="float">
            <text:p>10.85</text:p>
          </table:table-cell>
          <table:table-cell office:value-type="float" office:value="571" calcext:value-type="float">
            <text:p>5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8487.fasta_espritz.html" xlink:type="simple">spP08487</text:a></text:p>
          </table:table-cell>
          <table:table-cell office:value-type="float" office:value="10.84" calcext:value-type="float">
            <text:p>10.84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5235.fasta_espritz.html" xlink:type="simple">spP35235</text:a></text:p>
          </table:table-cell>
          <table:table-cell office:value-type="float" office:value="10.79" calcext:value-type="float">
            <text:p>10.79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5129.fasta_espritz.html" xlink:type="simple">spP05129</text:a></text:p>
          </table:table-cell>
          <table:table-cell office:value-type="float" office:value="10.76" calcext:value-type="float">
            <text:p>10.76</text:p>
          </table:table-cell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5916.fasta_espritz.html" xlink:type="simple">spP35916</text:a></text:p>
          </table:table-cell>
          <table:table-cell office:value-type="float" office:value="10.71" calcext:value-type="float">
            <text:p>10.71</text:p>
          </table:table-cell>
          <table:table-cell office:value-type="float" office:value="1363" calcext:value-type="float">
            <text:p>13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LF79.fasta_espritz.html" xlink:type="simple">spQ9LF79</text:a></text:p>
          </table:table-cell>
          <table:table-cell office:value-type="float" office:value="10.61" calcext:value-type="float">
            <text:p>10.61</text:p>
          </table:table-cell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RD7.fasta_espritz.html" xlink:type="simple">spQ96RD7</text:a></text:p>
          </table:table-cell>
          <table:table-cell office:value-type="float" office:value="10.32" calcext:value-type="float">
            <text:p>10.32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B8XX90.fasta_espritz.html" xlink:type="simple">spB8XX90</text:a></text:p>
          </table:table-cell>
          <table:table-cell office:value-type="float" office:value="10.31" calcext:value-type="float">
            <text:p>10.31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SZW1.fasta_espritz.html" xlink:type="simple">spQ6SZW1</text:a></text:p>
          </table:table-cell>
          <table:table-cell office:value-type="float" office:value="10.22" calcext:value-type="float">
            <text:p>10.22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33.fasta_espritz.html" xlink:type="simple">spP00533</text:a></text:p>
          </table:table-cell>
          <table:table-cell office:value-type="float" office:value="9.917" calcext:value-type="float">
            <text:p>9.917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9476.fasta_espritz.html" xlink:type="simple">spP29476</text:a></text:p>
          </table:table-cell>
          <table:table-cell office:value-type="float" office:value="9.377" calcext:value-type="float">
            <text:p>9.377</text:p>
          </table:table-cell>
          <table:table-cell office:value-type="float" office:value="1429" calcext:value-type="float">
            <text:p>14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BZL6.fasta_espritz.html" xlink:type="simple">spQ9BZL6</text:a></text:p>
          </table:table-cell>
          <table:table-cell office:value-type="float" office:value="9.225" calcext:value-type="float">
            <text:p>9.225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RG2.fasta_espritz.html" xlink:type="simple">spQ96RG2</text:a></text:p>
          </table:table-cell>
          <table:table-cell office:value-type="float" office:value="9.145" calcext:value-type="float">
            <text:p>9.145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4G6.fasta_espritz.html" xlink:type="simple">spQ9Y4G6</text:a></text:p>
          </table:table-cell>
          <table:table-cell office:value-type="float" office:value="8.851" calcext:value-type="float">
            <text:p>8.851</text:p>
          </table:table-cell>
          <table:table-cell office:value-type="float" office:value="2542" calcext:value-type="float">
            <text:p>25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7LDG7.fasta_espritz.html" xlink:type="simple">spQ7LDG7</text:a></text:p>
          </table:table-cell>
          <table:table-cell office:value-type="float" office:value="8.538" calcext:value-type="float">
            <text:p>8.538</text:p>
          </table:table-cell>
          <table:table-cell office:value-type="float" office:value="609" calcext:value-type="float">
            <text:p>6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Q8Y842.fasta_espritz.html" xlink:type="simple">trQ8Y842</text:a></text:p>
          </table:table-cell>
          <table:table-cell office:value-type="float" office:value="8.216" calcext:value-type="float">
            <text:p>8.216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3TBT3.fasta_espritz.html" xlink:type="simple">spQ3TBT3</text:a></text:p>
          </table:table-cell>
          <table:table-cell office:value-type="float" office:value="8.201" calcext:value-type="float">
            <text:p>8.201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6234.fasta_espritz.html" xlink:type="simple">spP16234</text:a></text:p>
          </table:table-cell>
          <table:table-cell office:value-type="float" office:value="8.172" calcext:value-type="float">
            <text:p>8.172</text:p>
          </table:table-cell>
          <table:table-cell office:value-type="float" office:value="1089" calcext:value-type="float">
            <text:p>10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0751.fasta_espritz.html" xlink:type="simple">spQ60751</text:a></text:p>
          </table:table-cell>
          <table:table-cell office:value-type="float" office:value="8.084" calcext:value-type="float">
            <text:p>8.084</text:p>
          </table:table-cell>
          <table:table-cell office:value-type="float" office:value="1373" calcext:value-type="float">
            <text:p>13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6UR1.fasta_espritz.html" xlink:type="simple">spQ86UR1</text:a></text:p>
          </table:table-cell>
          <table:table-cell office:value-type="float" office:value="7.983" calcext:value-type="float">
            <text:p>7.983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5027.fasta_espritz.html" xlink:type="simple">spQ15027</text:a></text:p>
          </table:table-cell>
          <table:table-cell office:value-type="float" office:value="7.972" calcext:value-type="float">
            <text:p>7.972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6239.fasta_espritz.html" xlink:type="simple">spP06239</text:a></text:p>
          </table:table-cell>
          <table:table-cell office:value-type="float" office:value="7.858" calcext:value-type="float">
            <text:p>7.858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5306.fasta_espritz.html" xlink:type="simple">spQ15306</text:a></text:p>
          </table:table-cell>
          <table:table-cell office:value-type="float" office:value="7.76" calcext:value-type="float">
            <text:p>7.76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8069.fasta_espritz.html" xlink:type="simple">spP08069</text:a></text:p>
          </table:table-cell>
          <table:table-cell office:value-type="float" office:value="7.681" calcext:value-type="float">
            <text:p>7.681</text:p>
          </table:table-cell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0518.fasta_espritz.html" xlink:type="simple">spP00518</text:a></text:p>
          </table:table-cell>
          <table:table-cell office:value-type="float" office:value="7.493" calcext:value-type="float">
            <text:p>7.493</text:p>
          </table:table-cell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4721.fasta_espritz.html" xlink:type="simple">spQ04721</text:a></text:p>
          </table:table-cell>
          <table:table-cell office:value-type="float" office:value="7.486" calcext:value-type="float">
            <text:p>7.486</text:p>
          </table:table-cell>
          <table:table-cell office:value-type="float" office:value="2471" calcext:value-type="float">
            <text:p>24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3D4.fasta_espritz.html" xlink:type="simple">spQ9H3D4</text:a></text:p>
          </table:table-cell>
          <table:table-cell office:value-type="float" office:value="7.352" calcext:value-type="float">
            <text:p>7.352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4806.fasta_espritz.html" xlink:type="simple">spO94806</text:a></text:p>
          </table:table-cell>
          <table:table-cell office:value-type="float" office:value="7.303" calcext:value-type="float">
            <text:p>7.303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0721.fasta_espritz.html" xlink:type="simple">spP10721</text:a></text:p>
          </table:table-cell>
          <table:table-cell office:value-type="float" office:value="7.274" calcext:value-type="float">
            <text:p>7.274</text:p>
          </table:table-cell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6213.fasta_espritz.html" xlink:type="simple">spP06213</text:a></text:p>
          </table:table-cell>
          <table:table-cell office:value-type="float" office:value="7.163" calcext:value-type="float">
            <text:p>7.163</text:p>
          </table:table-cell>
          <table:table-cell office:value-type="float" office:value="1382" calcext:value-type="float">
            <text:p>13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2756.fasta_espritz.html" xlink:type="simple">spQ12756</text:a></text:p>
          </table:table-cell>
          <table:table-cell office:value-type="float" office:value="7.159" calcext:value-type="float">
            <text:p>7.159</text:p>
          </table:table-cell>
          <table:table-cell office:value-type="float" office:value="1690" calcext:value-type="float">
            <text:p>16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1345.fasta_espritz.html" xlink:type="simple">spP11345</text:a></text:p>
          </table:table-cell>
          <table:table-cell office:value-type="float" office:value="7.098" calcext:value-type="float">
            <text:p>7.098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882.fasta_espritz.html" xlink:type="simple">spQ13882</text:a></text:p>
          </table:table-cell>
          <table:table-cell office:value-type="float" office:value="7.095" calcext:value-type="float">
            <text:p>7.095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9323.fasta_espritz.html" xlink:type="simple">spP29323</text:a></text:p>
          </table:table-cell>
          <table:table-cell office:value-type="float" office:value="7.014" calcext:value-type="float">
            <text:p>7.014</text:p>
          </table:table-cell>
          <table:table-cell office:value-type="float" office:value="1055" calcext:value-type="float">
            <text:p>10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1802.fasta_espritz.html" xlink:type="simple">spP21802</text:a></text:p>
          </table:table-cell>
          <table:table-cell office:value-type="float" office:value="6.82" calcext:value-type="float">
            <text:p>6.82</text:p>
          </table:table-cell>
          <table:table-cell office:value-type="float" office:value="821" calcext:value-type="float">
            <text:p>8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555.fasta_espritz.html" xlink:type="simple">spQ13555</text:a></text:p>
          </table:table-cell>
          <table:table-cell office:value-type="float" office:value="6.63" calcext:value-type="float">
            <text:p>6.63</text:p>
          </table:table-cell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9683.fasta_espritz.html" xlink:type="simple">spQ99683</text:a></text:p>
          </table:table-cell>
          <table:table-cell office:value-type="float" office:value="6.55" calcext:value-type="float">
            <text:p>6.55</text:p>
          </table:table-cell>
          <table:table-cell office:value-type="float" office:value="1374" calcext:value-type="float">
            <text:p>13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9456.fasta_espritz.html" xlink:type="simple">spP19456</text:a></text:p>
          </table:table-cell>
          <table:table-cell office:value-type="float" office:value="6.54" calcext:value-type="float">
            <text:p>6.54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7333.fasta_espritz.html" xlink:type="simple">spP07333</text:a></text:p>
          </table:table-cell>
          <table:table-cell office:value-type="float" office:value="6.378" calcext:value-type="float">
            <text:p>6.378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1016.fasta_espritz.html" xlink:type="simple">spP31016</text:a></text:p>
          </table:table-cell>
          <table:table-cell office:value-type="float" office:value="6.353" calcext:value-type="float">
            <text:p>6.353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402.fasta_espritz.html" xlink:type="simple">spQ13402</text:a></text:p>
          </table:table-cell>
          <table:table-cell office:value-type="float" office:value="6.004" calcext:value-type="float">
            <text:p>6.004</text:p>
          </table:table-cell>
          <table:table-cell office:value-type="float" office:value="2215" calcext:value-type="float">
            <text:p>2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AES5.fasta_espritz.html" xlink:type="simple">spP0AES5</text:a></text:p>
          </table:table-cell>
          <table:table-cell office:value-type="float" office:value="5.828" calcext:value-type="float">
            <text:p>5.828</text:p>
          </table:table-cell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AES4.fasta_espritz.html" xlink:type="simple">spP0AES4</text:a></text:p>
          </table:table-cell>
          <table:table-cell office:value-type="float" office:value="5.828" calcext:value-type="float">
            <text:p>5.828</text:p>
          </table:table-cell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4862.fasta_espritz.html" xlink:type="simple">spO14862</text:a></text:p>
          </table:table-cell>
          <table:table-cell office:value-type="float" office:value="5.539" calcext:value-type="float">
            <text:p>5.539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2455.fasta_espritz.html" xlink:type="simple">spP22455</text:a></text:p>
          </table:table-cell>
          <table:table-cell office:value-type="float" office:value="5.486" calcext:value-type="float">
            <text:p>5.486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5609.fasta_espritz.html" xlink:type="simple">spP35609</text:a></text:p>
          </table:table-cell>
          <table:table-cell office:value-type="float" office:value="5.257" calcext:value-type="float">
            <text:p>5.257</text:p>
          </table:table-cell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PH1.fasta_espritz.html" xlink:type="simple">spQ96PH1</text:a></text:p>
          </table:table-cell>
          <table:table-cell office:value-type="float" office:value="5.228" calcext:value-type="float">
            <text:p>5.228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5036.fasta_espritz.html" xlink:type="simple">spP15036</text:a></text:p>
          </table:table-cell>
          <table:table-cell office:value-type="float" office:value="5.117" calcext:value-type="float">
            <text:p>5.117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6940.fasta_espritz.html" xlink:type="simple">spP46940</text:a></text:p>
          </table:table-cell>
          <table:table-cell office:value-type="float" office:value="5.009" calcext:value-type="float">
            <text:p>5.009</text:p>
          </table:table-cell>
          <table:table-cell office:value-type="float" office:value="1657" calcext:value-type="float">
            <text:p>16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TCU6.fasta_espritz.html" xlink:type="simple">spQ8TCU6</text:a></text:p>
          </table:table-cell>
          <table:table-cell office:value-type="float" office:value="4.882" calcext:value-type="float">
            <text:p>4.882</text:p>
          </table:table-cell>
          <table:table-cell office:value-type="float" office:value="1659" calcext:value-type="float">
            <text:p>16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P20.fasta_espritz.html" xlink:type="simple">spQ96P20</text:a></text:p>
          </table:table-cell>
          <table:table-cell office:value-type="float" office:value="4.826" calcext:value-type="float">
            <text:p>4.826</text:p>
          </table:table-cell>
          <table:table-cell office:value-type="float" office:value="1036" calcext:value-type="float">
            <text:p>10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70Z35.fasta_espritz.html" xlink:type="simple">spQ70Z35</text:a></text:p>
          </table:table-cell>
          <table:table-cell office:value-type="float" office:value="4.794" calcext:value-type="float">
            <text:p>4.794</text:p>
          </table:table-cell>
          <table:table-cell office:value-type="float" office:value="1606" calcext:value-type="float">
            <text:p>16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7252.fasta_espritz.html" xlink:type="simple">spP17252</text:a></text:p>
          </table:table-cell>
          <table:table-cell office:value-type="float" office:value="4.761" calcext:value-type="float">
            <text:p>4.761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6888.fasta_espritz.html" xlink:type="simple">spP36888</text:a></text:p>
          </table:table-cell>
          <table:table-cell office:value-type="float" office:value="4.632" calcext:value-type="float">
            <text:p>4.632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8708.fasta_espritz.html" xlink:type="simple">spP18708</text:a></text:p>
          </table:table-cell>
          <table:table-cell office:value-type="float" office:value="4.569" calcext:value-type="float">
            <text:p>4.569</text:p>
          </table:table-cell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5EGY4.fasta_espritz.html" xlink:type="simple">spQ5EGY4</text:a></text:p>
          </table:table-cell>
          <table:table-cell office:value-type="float" office:value="4.545" calcext:value-type="float">
            <text:p>4.54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UKW6.fasta_espritz.html" xlink:type="simple">spQ9UKW6</text:a></text:p>
          </table:table-cell>
          <table:table-cell office:value-type="float" office:value="4.528" calcext:value-type="float">
            <text:p>4.528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3403.fasta_espritz.html" xlink:type="simple">spP43403</text:a></text:p>
          </table:table-cell>
          <table:table-cell office:value-type="float" office:value="4.523" calcext:value-type="float">
            <text:p>4.523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D8T2.fasta_espritz.html" xlink:type="simple">spQ9D8T2</text:a></text:p>
          </table:table-cell>
          <table:table-cell office:value-type="float" office:value="4.517" calcext:value-type="float">
            <text:p>4.517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7949.fasta_espritz.html" xlink:type="simple">spP07949</text:a></text:p>
          </table:table-cell>
          <table:table-cell office:value-type="float" office:value="4.488" calcext:value-type="float">
            <text:p>4.488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7B4.fasta_espritz.html" xlink:type="simple">spQ9H7B4</text:a></text:p>
          </table:table-cell>
          <table:table-cell office:value-type="float" office:value="4.439" calcext:value-type="float">
            <text:p>4.439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6NX5.fasta_espritz.html" xlink:type="simple">spQ96NX5</text:a></text:p>
          </table:table-cell>
          <table:table-cell office:value-type="float" office:value="4.411" calcext:value-type="float">
            <text:p>4.41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8881.fasta_espritz.html" xlink:type="simple">spQ08881</text:a></text:p>
          </table:table-cell>
          <table:table-cell office:value-type="float" office:value="4.193" calcext:value-type="float">
            <text:p>4.193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7948.fasta_espritz.html" xlink:type="simple">spP17948</text:a></text:p>
          </table:table-cell>
          <table:table-cell office:value-type="float" office:value="4.035" calcext:value-type="float">
            <text:p>4.035</text:p>
          </table:table-cell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5696.fasta_espritz.html" xlink:type="simple">spP05696</text:a></text:p>
          </table:table-cell>
          <table:table-cell office:value-type="float" office:value="4.017" calcext:value-type="float">
            <text:p>4.017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2120.fasta_espritz.html" xlink:type="simple">spQ62120</text:a></text:p>
          </table:table-cell>
          <table:table-cell office:value-type="float" office:value="3.886" calcext:value-type="float">
            <text:p>3.886</text:p>
          </table:table-cell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8829.fasta_espritz.html" xlink:type="simple">spP28829</text:a></text:p>
          </table:table-cell>
          <table:table-cell office:value-type="float" office:value="3.641" calcext:value-type="float">
            <text:p>3.641</text:p>
          </table:table-cell>
          <table:table-cell office:value-type="float" office:value="659" calcext:value-type="float">
            <text:p>6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490.fasta_espritz.html" xlink:type="simple">spQ13490</text:a></text:p>
          </table:table-cell>
          <table:table-cell office:value-type="float" office:value="3.559" calcext:value-type="float">
            <text:p>3.559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8722.fasta_espritz.html" xlink:type="simple">spO08722</text:a></text:p>
          </table:table-cell>
          <table:table-cell office:value-type="float" office:value="3.386" calcext:value-type="float">
            <text:p>3.386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NBP7.fasta_espritz.html" xlink:type="simple">spQ8NBP7</text:a></text:p>
          </table:table-cell>
          <table:table-cell office:value-type="float" office:value="3.323" calcext:value-type="float">
            <text:p>3.323</text:p>
          </table:table-cell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74536.fasta_espritz.html" xlink:type="simple">spO74536</text:a></text:p>
          </table:table-cell>
          <table:table-cell office:value-type="float" office:value="3.298" calcext:value-type="float">
            <text:p>3.298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4012.fasta_espritz.html" xlink:type="simple">spQ14012</text:a></text:p>
          </table:table-cell>
          <table:table-cell office:value-type="float" office:value="3.243" calcext:value-type="float">
            <text:p>3.243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6459.fasta_espritz.html" xlink:type="simple">spP46459</text:a></text:p>
          </table:table-cell>
          <table:table-cell office:value-type="float" office:value="3.225" calcext:value-type="float">
            <text:p>3.225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62305.fasta_espritz.html" xlink:type="simple">spO62305</text:a></text:p>
          </table:table-cell>
          <table:table-cell office:value-type="float" office:value="3.194" calcext:value-type="float">
            <text:p>3.194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5786.fasta_espritz.html" xlink:type="simple">spO95786</text:a></text:p>
          </table:table-cell>
          <table:table-cell office:value-type="float" office:value="3.135" calcext:value-type="float">
            <text:p>3.135</text:p>
          </table:table-cell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76LX8.fasta_espritz.html" xlink:type="simple">spQ76LX8</text:a></text:p>
          </table:table-cell>
          <table:table-cell office:value-type="float" office:value="3.013" calcext:value-type="float">
            <text:p>3.013</text:p>
          </table:table-cell>
          <table:table-cell office:value-type="float" office:value="1427" calcext:value-type="float">
            <text:p>1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4912.fasta_espritz.html" xlink:type="simple">spQ04912</text:a></text:p>
          </table:table-cell>
          <table:table-cell office:value-type="float" office:value="2.857" calcext:value-type="float">
            <text:p>2.857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B5XAZ0.fasta_espritz.html" xlink:type="simple">trB5XAZ0</text:a></text:p>
          </table:table-cell>
          <table:table-cell office:value-type="float" office:value="2.758" calcext:value-type="float">
            <text:p>2.75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3UH93.fasta_espritz.html" xlink:type="simple">spQ3UH93</text:a></text:p>
          </table:table-cell>
          <table:table-cell office:value-type="float" office:value="2.545" calcext:value-type="float">
            <text:p>2.545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5442.fasta_espritz.html" xlink:type="simple">spP15442</text:a></text:p>
          </table:table-cell>
          <table:table-cell office:value-type="float" office:value="2.471" calcext:value-type="float">
            <text:p>2.471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Q95PM0.fasta_espritz.html" xlink:type="simple">trQ95PM0</text:a></text:p>
          </table:table-cell>
          <table:table-cell office:value-type="float" office:value="2.444" calcext:value-type="float">
            <text:p>2.444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Q899.fasta_espritz.html" xlink:type="simple">spQ6Q899</text:a></text:p>
          </table:table-cell>
          <table:table-cell office:value-type="float" office:value="2.267" calcext:value-type="float">
            <text:p>2.267</text:p>
          </table:table-cell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K1S3.fasta_espritz.html" xlink:type="simple">spQ8K1S3</text:a></text:p>
          </table:table-cell>
          <table:table-cell office:value-type="float" office:value="2.116" calcext:value-type="float">
            <text:p>2.116</text:p>
          </table:table-cell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1333.fasta_espritz.html" xlink:type="simple">spP21333</text:a></text:p>
          </table:table-cell>
          <table:table-cell office:value-type="float" office:value="2.115" calcext:value-type="float">
            <text:p>2.115</text:p>
          </table:table-cell>
          <table:table-cell office:value-type="float" office:value="2647" calcext:value-type="float">
            <text:p>26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7764.fasta_espritz.html" xlink:type="simple">spP57764</text:a></text:p>
          </table:table-cell>
          <table:table-cell office:value-type="float" office:value="2.066" calcext:value-type="float">
            <text:p>2.066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00560.fasta_espritz.html" xlink:type="simple">spO00560</text:a></text:p>
          </table:table-cell>
          <table:table-cell office:value-type="float" office:value="2.013" calcext:value-type="float">
            <text:p>2.013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38111.fasta_espritz.html" xlink:type="simple">spP38111</text:a></text:p>
          </table:table-cell>
          <table:table-cell office:value-type="float" office:value="1.731" calcext:value-type="float">
            <text:p>1.731</text:p>
          </table:table-cell>
          <table:table-cell office:value-type="float" office:value="2368" calcext:value-type="float">
            <text:p>2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70208.fasta_espritz.html" xlink:type="simple">spP70208</text:a></text:p>
          </table:table-cell>
          <table:table-cell office:value-type="float" office:value="1.655" calcext:value-type="float">
            <text:p>1.655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70206.fasta_espritz.html" xlink:type="simple">spP70206</text:a></text:p>
          </table:table-cell>
          <table:table-cell office:value-type="float" office:value="1.636" calcext:value-type="float">
            <text:p>1.636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HAU4.fasta_espritz.html" xlink:type="simple">spQ9HAU4</text:a></text:p>
          </table:table-cell>
          <table:table-cell office:value-type="float" office:value="1.604" calcext:value-type="float">
            <text:p>1.604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8R4B8.fasta_espritz.html" xlink:type="simple">spQ8R4B8</text:a></text:p>
          </table:table-cell>
          <table:table-cell office:value-type="float" office:value="1.548" calcext:value-type="float">
            <text:p>1.548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81108.fasta_espritz.html" xlink:type="simple">spO81108</text:a></text:p>
          </table:table-cell>
          <table:table-cell office:value-type="float" office:value="1.479" calcext:value-type="float">
            <text:p>1.479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Q3KK31.fasta_espritz.html" xlink:type="simple">trQ3KK31</text:a></text:p>
          </table:table-cell>
          <table:table-cell office:value-type="float" office:value="1.388" calcext:value-type="float">
            <text:p>1.388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D0ZVG2.fasta_espritz.html" xlink:type="simple">spD0ZVG2</text:a></text:p>
          </table:table-cell>
          <table:table-cell office:value-type="float" office:value="1.285" calcext:value-type="float">
            <text:p>1.28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CE12.fasta_espritz.html" xlink:type="simple">spP0CE12</text:a></text:p>
          </table:table-cell>
          <table:table-cell office:value-type="float" office:value="1.142" calcext:value-type="float">
            <text:p>1.142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3622.fasta_espritz.html" xlink:type="simple">spQ63622</text:a></text:p>
          </table:table-cell>
          <table:table-cell office:value-type="float" office:value="0.821" calcext:value-type="float">
            <text:p>0.821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3557.fasta_espritz.html" xlink:type="simple">spQ13557</text:a></text:p>
          </table:table-cell>
          <table:table-cell office:value-type="float" office:value="0.801" calcext:value-type="float">
            <text:p>0.80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6PHZ2.fasta_espritz.html" xlink:type="simple">spQ6PHZ2</text:a></text:p>
          </table:table-cell>
          <table:table-cell office:value-type="float" office:value="0.801" calcext:value-type="float">
            <text:p>0.80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75369.fasta_espritz.html" xlink:type="simple">spO75369</text:a></text:p>
          </table:table-cell>
          <table:table-cell office:value-type="float" office:value="0.73" calcext:value-type="float">
            <text:p>0.73</text:p>
          </table:table-cell>
          <table:table-cell office:value-type="float" office:value="2602" calcext:value-type="float">
            <text:p>26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JK66.fasta_espritz.html" xlink:type="simple">spQ9JK66</text:a></text:p>
          </table:table-cell>
          <table:table-cell office:value-type="float" office:value="0.645" calcext:value-type="float">
            <text:p>0.645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3405.fasta_espritz.html" xlink:type="simple">spP43405</text:a></text:p>
          </table:table-cell>
          <table:table-cell office:value-type="float" office:value="0.629" calcext:value-type="float">
            <text:p>0.629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02763.fasta_espritz.html" xlink:type="simple">spQ02763</text:a></text:p>
          </table:table-cell>
          <table:table-cell office:value-type="float" office:value="0.533" calcext:value-type="float">
            <text:p>0.533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4280.fasta_espritz.html" xlink:type="simple">spP14280</text:a></text:p>
          </table:table-cell>
          <table:table-cell office:value-type="float" office:value="0.366" calcext:value-type="float">
            <text:p>0.366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60674.fasta_espritz.html" xlink:type="simple">spO60674</text:a></text:p>
          </table:table-cell>
          <table:table-cell office:value-type="float" office:value="0.353" calcext:value-type="float">
            <text:p>0.353</text:p>
          </table:table-cell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4762.fasta_espritz.html" xlink:type="simple">spP54762</text:a></text:p>
          </table:table-cell>
          <table:table-cell office:value-type="float" office:value="0.304" calcext:value-type="float">
            <text:p>0.304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5498.fasta_espritz.html" xlink:type="simple">spP15498</text:a></text:p>
          </table:table-cell>
          <table:table-cell office:value-type="float" office:value="0.236" calcext:value-type="float">
            <text:p>0.236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27870.fasta_espritz.html" xlink:type="simple">spP27870</text:a></text:p>
          </table:table-cell>
          <table:table-cell office:value-type="float" office:value="0.236" calcext:value-type="float">
            <text:p>0.236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14757.fasta_espritz.html" xlink:type="simple">spO14757</text:a></text:p>
          </table:table-cell>
          <table:table-cell office:value-type="float" office:value="0.21" calcext:value-type="float">
            <text:p>0.21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70207.fasta_espritz.html" xlink:type="simple">spP70207</text:a></text:p>
          </table:table-cell>
          <table:table-cell office:value-type="float" office:value="0.105" calcext:value-type="float">
            <text:p>0.105</text:p>
          </table:table-cell>
          <table:table-cell office:value-type="float" office:value="1894" calcext:value-type="float">
            <text:p>1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88879.fasta_espritz.html" xlink:type="simple">spO88879</text:a>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NPP4.fasta_espritz.html" xlink:type="simple">spQ9NPP4</text:a>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3UP24.fasta_espritz.html" xlink:type="simple">spQ3UP24</text:a>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4763.fasta_espritz.html" xlink:type="simple">spP54763</text:a>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60240.fasta_espritz.html" xlink:type="simple">spP60240</text:a>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M1V3.fasta_espritz.html" xlink:type="simple">spQ9M1V3</text:a>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6620.fasta_espritz.html" xlink:type="simple">spQ16620</text:a>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4629.fasta_espritz.html" xlink:type="simple">spP04629</text:a>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O97143.fasta_espritz.html" xlink:type="simple">spO97143</text:a>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14680.fasta_espritz.html" xlink:type="simple">spQ14680</text:a>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04049.fasta_espritz.html" xlink:type="simple">spP04049</text:a>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48025.fasta_espritz.html" xlink:type="simple">spP48025</text:a>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WVS6.fasta_espritz.html" xlink:type="simple">spQ9WVS6</text:a>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5Y4Y6.fasta_espritz.html" xlink:type="simple">spQ5Y4Y6</text:a>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14633.fasta_espritz.html" xlink:type="simple">spP14633</text:a>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2U1F3.fasta_espritz.html" xlink:type="simple">spQ2U1F3</text:a>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58719.fasta_espritz.html" xlink:type="simple">spQ58719</text:a>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Q9Y371.fasta_espritz.html" xlink:type="simple">spQ9Y371</text:a>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trA0A0R4I961.fasta_espritz.html" xlink:type="simple">trA0A0R4I961</text:a>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protein.bio.unipd.it/espritz/work/pid_30510717//batch/spP51809.fasta_espritz.html" xlink:type="simple">spP51809</text:a>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5:18:27.810265755</meta:creation-date>
    <dc:date>2023-07-12T15:32:54.422295876</dc:date>
    <meta:editing-duration>PT4M16S</meta:editing-duration>
    <meta:editing-cycles>1</meta:editing-cycles>
    <meta:document-statistic meta:table-count="1" meta:cell-count="2658" meta:object-count="0"/>
    <meta:generator>LibreOffice/6.4.7.2$Linux_X86_64 LibreOffice_project/40$Build-2</meta:generator>
  </office:meta>
</office:document-meta>
</file>